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right="0.494cm"/>
    </style:style>
    <style:style style:name="P37"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38" style:family="paragraph" style:parent-style-name="Heading_20_1">
      <style:paragraph-properties fo:margin-top="0cm" fo:margin-bottom="0cm" style:contextual-spacing="false" fo:break-before="page"/>
    </style:style>
    <style:style style:name="P39" style:family="paragraph" style:parent-style-name="Standard">
      <style:paragraph-properties fo:margin-top="0.002cm" fo:margin-bottom="0cm" style:contextual-spacing="false"/>
    </style:style>
    <style:style style:name="P40" style:family="paragraph" style:parent-style-name="Text_20_body">
      <style:paragraph-properties fo:margin-top="0.018cm" fo:margin-bottom="0cm" style:contextual-spacing="false"/>
      <style:text-properties fo:font-size="9pt" style:font-size-asian="9pt"/>
    </style:style>
    <style:style style:name="P41" style:family="paragraph" style:parent-style-name="Standard">
      <style:paragraph-properties fo:margin-left="0.079cm" fo:margin-top="0.332cm" fo:margin-bottom="0cm" style:contextual-spacing="false"/>
    </style:style>
    <style:style style:name="P42"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
      <style:paragraph-properties fo:margin-right="0.661cm" fo:margin-top="0.63cm" fo:margin-bottom="0cm" style:contextual-spacing="false" fo:line-height="104%"/>
    </style:style>
    <style:style style:name="P44"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45"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46"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47" style:family="paragraph" style:parent-style-name="Text_20_body">
      <style:paragraph-properties fo:margin-right="0.667cm" fo:margin-top="0.233cm" fo:margin-bottom="0cm" style:contextual-spacing="false" fo:line-height="104%"/>
    </style:style>
    <style:style style:name="P48" style:family="paragraph" style:parent-style-name="Text_20_body">
      <style:paragraph-properties fo:margin-left="0.15cm" fo:margin-right="0.667cm" fo:margin-top="0.233cm" fo:margin-bottom="0cm" style:contextual-spacing="false" fo:line-height="104%"/>
    </style:style>
    <style:style style:name="P49" style:family="paragraph" style:parent-style-name="Text_20_body">
      <style:paragraph-properties fo:margin-right="0.644cm" fo:margin-top="0.448cm" fo:margin-bottom="0cm" style:contextual-spacing="false"/>
    </style:style>
    <style:style style:name="P50" style:family="paragraph" style:parent-style-name="Text_20_body" style:master-page-name="Converted2">
      <style:paragraph-properties fo:margin-top="0.092cm" fo:margin-bottom="0cm" style:contextual-spacing="false" style:page-number="auto"/>
    </style:style>
    <style:style style:name="P51" style:family="paragraph" style:parent-style-name="Heading_20_2" style:master-page-name="Converted3">
      <style:paragraph-properties fo:margin-left="0cm" style:page-number="auto"/>
    </style:style>
    <style:style style:name="P52" style:family="paragraph" style:parent-style-name="Text_20_body">
      <style:paragraph-properties fo:margin-right="0.014cm" fo:margin-top="0.205cm" fo:margin-bottom="0cm" style:contextual-spacing="false" fo:line-height="95%"/>
    </style:style>
    <style:style style:name="P53" style:family="paragraph" style:parent-style-name="Standard">
      <style:paragraph-properties fo:margin-right="1.138cm" fo:margin-top="0.104cm" fo:margin-bottom="0cm" style:contextual-spacing="false"/>
    </style:style>
    <style:style style:name="P54" style:family="paragraph" style:parent-style-name="Text_20_body">
      <style:paragraph-properties fo:margin-top="0.176cm" fo:margin-bottom="0cm" style:contextual-spacing="false"/>
      <style:text-properties fo:font-size="10pt" style:font-size-asian="10pt"/>
    </style:style>
    <style:style style:name="P55" style:family="paragraph">
      <loext:graphic-properties draw:fill="solid" draw:fill-color="#000000"/>
      <style:paragraph-properties fo:text-align="start"/>
      <style:text-properties fo:font-size="18pt"/>
    </style:style>
    <style:style style:name="P56" style:family="paragraph" style:parent-style-name="Standard">
      <style:paragraph-properties fo:margin-right="3.896cm" fo:margin-top="0.122cm" fo:margin-bottom="0cm" style:contextual-spacing="false"/>
    </style:style>
    <style:style style:name="P57" style:family="paragraph" style:parent-style-name="Standard">
      <style:text-properties fo:font-size="10pt" fo:font-weight="bold" style:font-size-asian="10pt" style:font-weight-asian="bold"/>
    </style:style>
    <style:style style:name="P58" style:family="paragraph" style:parent-style-name="Standard">
      <style:paragraph-properties fo:margin-top="0.189cm" fo:margin-bottom="0cm" style:contextual-spacing="false" fo:break-before="page"/>
    </style:style>
    <style:style style:name="P59" style:family="paragraph" style:parent-style-name="Standard">
      <style:paragraph-properties fo:margin-right="1.48cm" fo:margin-top="0.199cm" fo:margin-bottom="0cm" style:contextual-spacing="false" fo:line-height="95%" fo:text-align="justify" style:justify-single-word="false"/>
    </style:style>
    <style:style style:name="P60" style:family="paragraph" style:parent-style-name="Text_20_body">
      <style:text-properties fo:font-size="9pt" style:font-size-asian="9pt"/>
    </style:style>
    <style:style style:name="P61" style:family="paragraph" style:parent-style-name="Standard">
      <style:paragraph-properties fo:margin-right="1.397cm" fo:margin-top="0.254cm" fo:margin-bottom="0cm" style:contextual-spacing="false" fo:line-height="104%"/>
    </style:style>
    <style:style style:name="P62" style:family="paragraph" style:parent-style-name="Standard">
      <style:paragraph-properties fo:margin-right="0.57cm" fo:margin-top="0.171cm" fo:margin-bottom="0cm" style:contextual-spacing="false" fo:line-height="104%"/>
    </style:style>
    <style:style style:name="P63" style:family="paragraph" style:parent-style-name="Text_20_body">
      <style:paragraph-properties fo:margin-top="0.034cm" fo:margin-bottom="0cm" style:contextual-spacing="false"/>
    </style:style>
    <style:style style:name="P64" style:family="paragraph" style:parent-style-name="List_20_Paragraph" style:list-style-name="WWNum14"/>
    <style:style style:name="P65" style:family="paragraph" style:parent-style-name="Standard">
      <style:paragraph-properties fo:text-align="center" style:justify-single-word="false"/>
      <style:text-properties fo:font-size="9pt" fo:font-style="italic" style:font-size-asian="9pt" style:font-style-asian="italic"/>
    </style:style>
    <style:style style:name="P66" style:family="paragraph" style:parent-style-name="Standard">
      <style:text-properties fo:font-size="9pt" fo:font-style="italic" style:font-size-asian="9pt" style:font-style-asian="italic"/>
    </style:style>
    <style:style style:name="P67" style:family="paragraph" style:parent-style-name="Heading_20_1" style:master-page-name="Converted4">
      <style:paragraph-properties style:page-number="auto"/>
    </style:style>
    <style:style style:name="P68" style:family="paragraph" style:parent-style-name="Heading_20_1" style:master-page-name="Converted5">
      <style:paragraph-properties style:page-number="auto"/>
    </style:style>
    <style:style style:name="P69" style:family="paragraph" style:parent-style-name="Text_20_body">
      <style:paragraph-properties fo:margin-top="0.019cm" fo:margin-bottom="0cm" style:contextual-spacing="false"/>
    </style:style>
    <style:style style:name="P70" style:family="paragraph" style:parent-style-name="Standard">
      <style:text-properties fo:letter-spacing="0.141cm"/>
    </style:style>
    <style:style style:name="P7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72" style:family="paragraph" style:parent-style-name="Heading_20_1" style:master-page-name="Converted6">
      <style:paragraph-properties fo:margin-top="0cm" fo:margin-bottom="0cm" style:contextual-spacing="false" style:page-number="auto" fo:break-before="page"/>
    </style:style>
    <style:style style:name="P73" style:family="paragraph" style:parent-style-name="Standard">
      <style:paragraph-properties fo:margin-top="0.178cm" fo:margin-bottom="0cm" style:contextual-spacing="false" fo:line-height="104%"/>
      <style:text-properties fo:language="es" fo:country="ES"/>
    </style:style>
    <style:style style:name="P74" style:family="paragraph" style:parent-style-name="Standard">
      <style:paragraph-properties fo:margin-right="0.787cm" fo:line-height="104%"/>
    </style:style>
    <style:style style:name="P75" style:family="paragraph" style:parent-style-name="Heading_20_1" style:master-page-name="Converted7">
      <style:paragraph-properties style:page-number="auto"/>
    </style:style>
    <style:style style:name="P76" style:family="paragraph" style:parent-style-name="Heading_20_1" style:master-page-name="Converted8">
      <style:paragraph-properties style:page-number="77"/>
    </style:style>
    <style:style style:name="P7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paragraph-properties fo:margin-top="0.067cm" fo:margin-bottom="0cm" style:contextual-spacing="false"/>
    </style:style>
    <style:style style:name="P79" style:family="paragraph" style:parent-style-name="Standard">
      <style:paragraph-properties fo:margin-left="0.15cm" fo:text-align="justify" style:justify-single-word="false"/>
    </style:style>
    <style:style style:name="P80" style:family="paragraph" style:parent-style-name="Table_20_Paragraph">
      <style:paragraph-properties fo:margin-left="0.141cm" fo:margin-top="0.236cm" fo:margin-bottom="0cm" style:contextual-spacing="false"/>
    </style:style>
    <style:style style:name="P81" style:family="paragraph" style:parent-style-name="Table_20_Paragraph">
      <style:paragraph-properties fo:margin-left="0.088cm" fo:margin-top="0.236cm" fo:margin-bottom="0cm" style:contextual-spacing="false"/>
    </style:style>
    <style:style style:name="P82" style:family="paragraph" style:parent-style-name="Table_20_Paragraph">
      <style:paragraph-properties fo:line-height="0.42cm"/>
    </style:style>
    <style:style style:name="P83" style:family="paragraph" style:parent-style-name="Table_20_Paragraph">
      <style:paragraph-properties fo:margin-left="0.141cm" fo:margin-top="0.071cm" fo:margin-bottom="0cm" style:contextual-spacing="false" fo:line-height="0.415cm"/>
    </style:style>
    <style:style style:name="P84" style:family="paragraph" style:parent-style-name="Table_20_Paragraph">
      <style:paragraph-properties fo:margin-right="0.785cm" fo:margin-top="0.293cm" fo:margin-bottom="0cm" style:contextual-spacing="false" fo:line-height="95%"/>
    </style:style>
    <style:style style:name="P85" style:family="paragraph" style:parent-style-name="Table_20_Paragraph">
      <style:paragraph-properties fo:margin-left="0.141cm" fo:margin-top="0.053cm" fo:margin-bottom="0cm" style:contextual-spacing="false" fo:line-height="0.423cm"/>
    </style:style>
    <style:style style:name="P86" style:family="paragraph" style:parent-style-name="Table_20_Paragraph">
      <style:paragraph-properties fo:margin-top="0cm" fo:margin-bottom="0cm" style:contextual-spacing="false"/>
    </style:style>
    <style:style style:name="P87" style:family="paragraph" style:parent-style-name="Table_20_Paragraph">
      <style:paragraph-properties fo:margin-left="0.141cm" fo:margin-right="0.235cm" fo:margin-top="0.053cm" fo:margin-bottom="0cm" style:contextual-spacing="false" fo:line-height="0.423cm"/>
    </style:style>
    <style:style style:name="P88" style:family="paragraph" style:parent-style-name="Table_20_Paragraph">
      <style:paragraph-properties fo:margin-right="0.785cm" fo:margin-top="0cm" fo:margin-bottom="0cm" style:contextual-spacing="false" fo:line-height="95%"/>
    </style:style>
    <style:style style:name="P89" style:family="paragraph" style:parent-style-name="Table_20_Paragraph">
      <style:paragraph-properties fo:margin-left="0.141cm" fo:margin-right="0.524cm" fo:margin-top="0.071cm" fo:margin-bottom="0cm" style:contextual-spacing="false"/>
    </style:style>
    <style:style style:name="P90" style:family="paragraph" style:parent-style-name="Table_20_Paragraph">
      <style:paragraph-properties fo:margin-left="0.141cm" fo:margin-right="0.235cm" fo:margin-top="0.009cm" fo:margin-bottom="0cm" style:contextual-spacing="false" fo:line-height="95%"/>
    </style:style>
    <style:style style:name="P91" style:family="paragraph" style:parent-style-name="Table_20_Paragraph">
      <style:paragraph-properties fo:margin-right="0.136cm" fo:margin-top="0.053cm" fo:margin-bottom="0cm" style:contextual-spacing="false" fo:line-height="0.423cm"/>
    </style:style>
    <style:style style:name="P92" style:family="paragraph" style:parent-style-name="Table_20_Paragraph">
      <style:paragraph-properties fo:margin-left="0.141cm" fo:margin-right="0.235cm" fo:margin-top="0.282cm" fo:margin-bottom="0cm" style:contextual-spacing="false"/>
    </style:style>
    <style:style style:name="P93" style:family="paragraph" style:parent-style-name="Table_20_Paragraph">
      <style:paragraph-properties fo:margin-right="0.785cm" fo:margin-top="0.053cm" fo:margin-bottom="0cm" style:contextual-spacing="false" fo:line-height="0.423cm"/>
    </style:style>
    <style:style style:name="P94" style:family="paragraph" style:parent-style-name="Table_20_Paragraph">
      <style:paragraph-properties fo:margin-top="0.289cm" fo:margin-bottom="0cm" style:contextual-spacing="false"/>
      <style:text-properties fo:font-size="10pt" style:font-size-asian="10pt"/>
    </style:style>
    <style:style style:name="P95" style:family="paragraph" style:parent-style-name="Table_20_Paragraph">
      <style:paragraph-properties fo:margin-left="0.141cm" fo:margin-top="0cm" fo:margin-bottom="0cm" style:contextual-spacing="false"/>
    </style:style>
    <style:style style:name="P96" style:family="paragraph" style:parent-style-name="Table_20_Paragraph">
      <style:paragraph-properties fo:margin-top="0.293cm" fo:margin-bottom="0cm" style:contextual-spacing="false" fo:line-height="95%"/>
    </style:style>
    <style:style style:name="P97" style:family="paragraph" style:parent-style-name="Table_20_Paragraph">
      <style:paragraph-properties fo:margin-right="1.332cm" fo:margin-top="0.293cm" fo:margin-bottom="0cm" style:contextual-spacing="false" fo:line-height="95%"/>
    </style:style>
    <style:style style:name="P98" style:family="paragraph" style:parent-style-name="Table_20_Paragraph">
      <style:paragraph-properties fo:margin-left="0.141cm" fo:margin-top="0.076cm" fo:margin-bottom="0cm" style:contextual-spacing="false" fo:line-height="95%"/>
    </style:style>
    <style:style style:name="P99" style:family="paragraph" style:parent-style-name="Table_20_Paragraph">
      <style:paragraph-properties fo:margin-top="0.277cm" fo:margin-bottom="0cm" style:contextual-spacing="false"/>
    </style:style>
    <style:style style:name="P100" style:family="paragraph" style:parent-style-name="Table_20_Paragraph">
      <style:paragraph-properties fo:margin-left="0.141cm" fo:margin-top="0.078cm" fo:margin-bottom="0cm" style:contextual-spacing="false" fo:line-height="95%"/>
    </style:style>
    <style:style style:name="P10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02" style:family="paragraph" style:parent-style-name="Text_20_body">
      <style:paragraph-properties fo:margin-right="1.575cm"/>
    </style:style>
    <style:style style:name="P103" style:family="paragraph" style:parent-style-name="Text_20_body">
      <style:paragraph-properties fo:margin-top="0.064cm" fo:margin-bottom="0cm" style:contextual-spacing="false"/>
    </style:style>
    <style:style style:name="P104" style:family="paragraph" style:parent-style-name="Text_20_body">
      <style:paragraph-properties fo:margin-top="0.044cm" fo:margin-bottom="0cm" style:contextual-spacing="false"/>
      <style:text-properties fo:font-size="10pt" style:font-size-asian="10pt"/>
    </style:style>
    <style:style style:name="P105" style:family="paragraph" style:parent-style-name="Text_20_body">
      <style:paragraph-properties fo:margin-top="0.018cm" fo:margin-bottom="0cm" style:contextual-spacing="false"/>
      <style:text-properties fo:font-style="italic" style:font-style-asian="italic"/>
    </style:style>
    <style:style style:name="P106" style:family="paragraph" style:parent-style-name="Text_20_body">
      <style:paragraph-properties fo:margin-right="0.644cm"/>
    </style:style>
    <style:style style:name="P107" style:family="paragraph" style:parent-style-name="Text_20_body">
      <style:paragraph-properties fo:margin-top="0.002cm" fo:margin-bottom="0cm" style:contextual-spacing="false"/>
    </style:style>
    <style:style style:name="P10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09" style:family="paragraph" style:parent-style-name="Heading_20_2" style:master-page-name="Converted10">
      <style:paragraph-properties fo:margin-left="0cm" fo:margin-top="0cm" fo:margin-bottom="0cm" style:contextual-spacing="false" style:page-number="auto" fo:break-before="page"/>
    </style:style>
    <style:style style:name="P110" style:family="paragraph" style:parent-style-name="Text_20_body">
      <style:paragraph-properties fo:margin-top="0.413cm" fo:margin-bottom="0cm" style:contextual-spacing="false"/>
    </style:style>
    <style:style style:name="P111" style:family="paragraph" style:parent-style-name="Standard">
      <style:paragraph-properties fo:margin-top="0.409cm" fo:margin-bottom="0cm" style:contextual-spacing="false"/>
    </style:style>
    <style:style style:name="P112" style:family="paragraph" style:parent-style-name="Standard">
      <style:paragraph-properties fo:margin-left="7.675cm" fo:text-align="center" style:justify-single-word="false"/>
    </style:style>
    <style:style style:name="P113" style:family="paragraph" style:parent-style-name="Text_20_body">
      <style:paragraph-properties fo:margin-top="0.046cm" fo:margin-bottom="0cm" style:contextual-spacing="false"/>
      <style:text-properties fo:font-style="italic" style:font-style-asian="italic"/>
    </style:style>
    <style:style style:name="P114"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paragraph-properties fo:line-height="95%"/>
    </style:style>
    <style:style style:name="P116" style:family="paragraph" style:parent-style-name="Standard">
      <style:paragraph-properties fo:margin-right="0.75cm" fo:margin-top="0.296cm" fo:margin-bottom="0cm" style:contextual-spacing="false"/>
    </style:style>
    <style:style style:name="P117"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18" style:family="paragraph" style:parent-style-name="Standard">
      <style:paragraph-properties fo:margin-right="0.282cm" fo:margin-top="0.176cm" fo:margin-bottom="0cm" style:contextual-spacing="false" fo:line-height="102%"/>
    </style:style>
    <style:style style:name="P119" style:family="paragraph" style:parent-style-name="Text_20_body">
      <style:paragraph-properties fo:margin-top="0.032cm" fo:margin-bottom="0cm" style:contextual-spacing="false"/>
      <style:text-properties fo:font-size="10pt" style:font-size-asian="10pt"/>
    </style:style>
    <style:style style:name="P120" style:family="paragraph" style:parent-style-name="Standard">
      <style:paragraph-properties fo:margin-top="0cm" fo:margin-bottom="0cm" style:contextual-spacing="false" fo:break-before="column"/>
    </style:style>
    <style:style style:name="P121" style:family="paragraph" style:parent-style-name="Standard">
      <style:text-properties fo:font-size="10pt" fo:letter-spacing="-0.004cm" style:font-size-asian="10pt"/>
    </style:style>
    <style:style style:name="P122" style:family="paragraph" style:parent-style-name="Heading_20_5" style:master-page-name="Converted11">
      <style:paragraph-properties fo:margin-left="0cm" fo:margin-top="0.265cm" fo:margin-bottom="0cm" style:contextual-spacing="false" style:page-number="auto"/>
    </style:style>
    <style:style style:name="P123" style:family="paragraph" style:parent-style-name="List_20_Paragraph" style:list-style-name="WWNum15"/>
    <style:style style:name="P124" style:family="paragraph" style:parent-style-name="Standard">
      <style:paragraph-properties fo:margin-top="0.286cm" fo:margin-bottom="0cm" style:contextual-spacing="false"/>
    </style:style>
    <style:style style:name="P125"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26"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27" style:family="paragraph" style:parent-style-name="Heading_20_2" style:master-page-name="Converted12">
      <style:paragraph-properties fo:margin-left="0cm" style:page-number="auto"/>
    </style:style>
    <style:style style:name="P128" style:family="paragraph" style:parent-style-name="Standard">
      <style:paragraph-properties fo:margin-top="0.212cm" fo:margin-bottom="0cm" style:contextual-spacing="false"/>
    </style:style>
    <style:style style:name="P129" style:family="paragraph" style:parent-style-name="Text_20_body">
      <style:paragraph-properties fo:margin-top="0.453cm" fo:margin-bottom="0cm" style:contextual-spacing="false" fo:line-height="103%"/>
    </style:style>
    <style:style style:name="P130" style:family="paragraph" style:parent-style-name="Text_20_body">
      <style:paragraph-properties fo:margin-right="0.3cm" fo:margin-top="0.512cm" fo:margin-bottom="0cm" style:contextual-spacing="false" fo:line-height="104%"/>
    </style:style>
    <style:style style:name="P131" style:family="paragraph" style:parent-style-name="Heading_20_4">
      <style:paragraph-properties fo:margin-left="0cm" fo:text-indent="0cm" style:auto-text-indent="false"/>
    </style:style>
    <style:style style:name="P132" style:family="paragraph" style:parent-style-name="Text_20_body">
      <style:paragraph-properties fo:margin-top="0.035cm" fo:margin-bottom="0cm" style:contextual-spacing="false"/>
    </style:style>
    <style:style style:name="P133" style:family="paragraph" style:parent-style-name="Text_20_body">
      <style:paragraph-properties fo:margin-right="0.072cm" fo:line-height="104%"/>
    </style:style>
    <style:style style:name="P134" style:family="paragraph" style:parent-style-name="Text_20_body">
      <style:paragraph-properties fo:line-height="104%"/>
    </style:style>
    <style:style style:name="P135" style:family="paragraph" style:parent-style-name="Text_20_body">
      <style:paragraph-properties fo:margin-right="0.806cm" fo:line-height="104%"/>
    </style:style>
    <style:style style:name="P136" style:family="paragraph" style:parent-style-name="Standard">
      <style:paragraph-properties fo:margin-right="0.942cm" fo:margin-top="0.002cm" fo:margin-bottom="0cm" style:contextual-spacing="false" fo:line-height="104%"/>
    </style:style>
    <style:style style:name="P137" style:family="paragraph" style:parent-style-name="Text_20_body">
      <style:paragraph-properties fo:margin-right="0.556cm" fo:margin-top="0.002cm" fo:margin-bottom="0cm" style:contextual-spacing="false" fo:line-height="104%"/>
    </style:style>
    <style:style style:name="P138" style:family="paragraph" style:parent-style-name="Text_20_body">
      <style:paragraph-properties fo:margin-top="0.032cm" fo:margin-bottom="0cm" style:contextual-spacing="false"/>
    </style:style>
    <style:style style:name="P139" style:family="paragraph" style:parent-style-name="Heading_20_4">
      <style:paragraph-properties fo:margin-left="0.15cm" fo:text-indent="0cm" style:auto-text-indent="false"/>
    </style:style>
    <style:style style:name="P140" style:family="paragraph" style:parent-style-name="Text_20_body">
      <style:paragraph-properties fo:margin-top="0.037cm" fo:margin-bottom="0cm" style:contextual-spacing="false"/>
    </style:style>
    <style:style style:name="P141" style:family="paragraph" style:parent-style-name="Text_20_body">
      <style:paragraph-properties fo:margin-right="0.787cm" fo:line-height="104%"/>
    </style:style>
    <style:style style:name="P142" style:family="paragraph" style:parent-style-name="Text_20_body">
      <style:paragraph-properties fo:margin-right="0.737cm" fo:line-height="104%"/>
    </style:style>
    <style:style style:name="P143" style:family="paragraph" style:parent-style-name="Text_20_body">
      <style:paragraph-properties fo:margin-right="0.667cm" fo:margin-top="0.452cm" fo:margin-bottom="0cm" style:contextual-spacing="false" fo:line-height="102%"/>
    </style:style>
    <style:style style:name="P144"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45"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46" style:family="paragraph">
      <loext:graphic-properties draw:fill="solid" draw:fill-color="#25295b"/>
      <style:paragraph-properties fo:text-align="start"/>
      <style:text-properties fo:font-size="18pt"/>
    </style:style>
    <style:style style:name="P147" style:family="paragraph" style:parent-style-name="Text_20_body">
      <style:paragraph-properties fo:margin-top="0.016cm" fo:margin-bottom="0cm" style:contextual-spacing="false"/>
      <style:text-properties fo:font-size="5pt" style:font-size-asian="5pt"/>
    </style:style>
    <style:style style:name="P148" style:family="paragraph" style:parent-style-name="Text_20_body">
      <style:paragraph-properties fo:margin-top="0.018cm" fo:margin-bottom="0cm" style:contextual-spacing="false"/>
      <style:text-properties fo:font-size="1pt" style:font-size-asian="1pt"/>
    </style:style>
    <style:style style:name="P149" style:family="paragraph" style:parent-style-name="Text_20_body">
      <style:paragraph-properties fo:margin-left="0.176cm" fo:line-height="0.071cm"/>
    </style:style>
    <style:style style:name="P150" style:family="paragraph">
      <loext:graphic-properties draw:fill="solid" draw:fill-color="#25295b"/>
      <style:paragraph-properties fo:text-align="start"/>
      <style:text-properties fo:font-size="11pt"/>
    </style:style>
    <style:style style:name="P151" style:family="paragraph">
      <loext:graphic-properties draw:fill="none"/>
      <style:paragraph-properties fo:text-align="start"/>
      <style:text-properties fo:font-size="11pt"/>
    </style:style>
    <style:style style:name="P152" style:family="paragraph">
      <loext:graphic-properties draw:fill="solid" draw:fill-color="#000000"/>
      <style:paragraph-properties fo:text-align="start"/>
      <style:text-properties fo:font-size="11pt"/>
    </style:style>
    <style:style style:name="P153" style:family="paragraph" style:parent-style-name="Standard">
      <style:paragraph-properties fo:margin-left="3.401cm" fo:margin-right="3.896cm" fo:margin-top="0.219cm" fo:margin-bottom="0cm" style:contextual-spacing="false" fo:text-align="center" style:justify-single-word="false"/>
    </style:style>
    <style:style style:name="P154" style:family="paragraph" style:parent-style-name="Heading_20_3" style:master-page-name="Converted14">
      <style:paragraph-properties style:page-number="auto"/>
    </style:style>
    <style:style style:name="P155" style:family="paragraph" style:parent-style-name="Text_20_body">
      <style:paragraph-properties fo:margin-right="0.025cm" fo:margin-top="0.512cm" fo:margin-bottom="0cm" style:contextual-spacing="false" fo:line-height="104%"/>
    </style:style>
    <style:style style:name="P156" style:family="paragraph" style:parent-style-name="Text_20_body">
      <style:paragraph-properties fo:margin-right="1.048cm" fo:line-height="103%"/>
    </style:style>
    <style:style style:name="P157" style:family="paragraph" style:parent-style-name="Text_20_body">
      <style:paragraph-properties fo:margin-top="0.002cm" fo:margin-bottom="0cm" style:contextual-spacing="false" fo:line-height="104%"/>
    </style:style>
    <style:style style:name="P158" style:family="paragraph" style:parent-style-name="Text_20_body">
      <style:paragraph-properties fo:margin-top="0.028cm" fo:margin-bottom="0cm" style:contextual-spacing="false"/>
    </style:style>
    <style:style style:name="P159" style:family="paragraph" style:parent-style-name="Text_20_body">
      <style:paragraph-properties fo:margin-right="0.131cm" fo:line-height="103%"/>
    </style:style>
    <style:style style:name="P160" style:family="paragraph" style:parent-style-name="Text_20_body">
      <style:paragraph-properties fo:margin-right="0.28cm" fo:margin-top="0.002cm" fo:margin-bottom="0cm" style:contextual-spacing="false" fo:line-height="104%"/>
    </style:style>
    <style:style style:name="P161" style:family="paragraph" style:parent-style-name="List_20_Paragraph" style:list-style-name="WWNum16"/>
    <style:style style:name="P162" style:family="paragraph" style:parent-style-name="Text_20_body">
      <style:paragraph-properties fo:margin-top="0.332cm" fo:margin-bottom="0cm" style:contextual-spacing="false"/>
    </style:style>
    <style:style style:name="P163" style:family="paragraph" style:parent-style-name="Text_20_body">
      <style:paragraph-properties fo:margin-left="0.15cm" fo:line-height="104%"/>
    </style:style>
    <style:style style:name="P164" style:family="paragraph" style:parent-style-name="Text_20_body">
      <style:paragraph-properties fo:margin-top="0.457cm" fo:margin-bottom="0cm" style:contextual-spacing="false"/>
    </style:style>
    <style:style style:name="P165" style:family="paragraph" style:parent-style-name="List_20_Paragraph" style:list-style-name="WWNum17"/>
    <style:style style:name="P166" style:family="paragraph" style:parent-style-name="List_20_Paragraph">
      <style:paragraph-properties fo:margin-left="1.27cm"/>
    </style:style>
    <style:style style:name="P167" style:family="paragraph" style:parent-style-name="Text_20_body">
      <style:paragraph-properties fo:margin-top="0.072cm" fo:margin-bottom="0cm" style:contextual-spacing="false"/>
    </style:style>
    <style:style style:name="P168" style:family="paragraph" style:parent-style-name="Heading_20_1" style:master-page-name="Converted15">
      <style:paragraph-properties style:page-number="auto"/>
    </style:style>
    <style:style style:name="P169" style:family="paragraph" style:parent-style-name="Text_20_body">
      <style:paragraph-properties fo:margin-top="0.415cm" fo:margin-bottom="0cm" style:contextual-spacing="false"/>
      <style:text-properties fo:font-size="10pt" style:font-size-asian="10pt"/>
    </style:style>
    <style:style style:name="P170"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fo:letter-spacing="0.071cm" style:font-size-asian="6.5pt"/>
    </style:style>
    <style:style style:name="T49" style:family="text">
      <style:text-properties fo:color="#4d5ba9" loext:opacity="100%" fo:letter-spacing="-0.002cm"/>
    </style:style>
    <style:style style:name="T50" style:family="text">
      <style:text-properties style:text-position="54% 100%" fo:font-size="6.5pt" fo:letter-spacing="-0.004cm" style:font-size-asian="6.5pt"/>
    </style:style>
    <style:style style:name="T51" style:family="text">
      <style:text-properties fo:letter-spacing="-0.026cm" fo:font-weight="bold" style:font-weight-asian="bold"/>
    </style:style>
    <style:style style:name="T52" style:family="text">
      <style:text-properties fo:color="#4d5ba9" loext:opacity="100%" fo:letter-spacing="-0.019cm"/>
    </style:style>
    <style:style style:name="T53" style:family="text">
      <style:text-properties fo:letter-spacing="-0.011cm" fo:font-weight="bold" style:font-weight-asian="bold"/>
    </style:style>
    <style:style style:name="T54" style:family="text">
      <style:text-properties fo:font-size="9pt" fo:font-style="italic" style:font-size-asian="9pt" style:font-style-asian="italic"/>
    </style:style>
    <style:style style:name="T55" style:family="text">
      <style:text-properties fo:font-size="9pt" fo:letter-spacing="-0.023cm" fo:font-style="italic" style:font-size-asian="9pt" style:font-style-asian="italic"/>
    </style:style>
    <style:style style:name="T56" style:family="text">
      <style:text-properties fo:font-size="9pt" fo:letter-spacing="-0.021cm" fo:font-style="italic" style:font-size-asian="9pt" style:font-style-asian="italic"/>
    </style:style>
    <style:style style:name="T57" style:family="text">
      <style:text-properties fo:color="#4d5ba9" loext:opacity="100%" fo:font-size="9pt" fo:font-style="italic" style:text-underline-style="solid" style:text-underline-width="auto" style:text-underline-color="#4d5ba9" style:font-size-asian="9pt" style:font-style-asian="italic"/>
    </style:style>
    <style:style style:name="T58" style:family="text">
      <style:text-properties fo:color="#4d5ba9" loext:opacity="100%" fo:font-size="9pt" fo:font-style="italic" style:font-size-asian="9pt" style:font-style-asian="italic"/>
    </style:style>
    <style:style style:name="T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color="#25295b" loext:opacity="100%" fo:font-style="italic" fo:font-weight="bold" style:font-style-asian="italic" style:font-weight-asian="bold"/>
    </style:style>
    <style:style style:name="T77" style:family="text">
      <style:text-properties fo:letter-spacing="-0.007cm" fo:font-weight="bold" style:font-weight-asian="bold"/>
    </style:style>
    <style:style style:name="T78" style:family="text">
      <style:text-properties fo:letter-spacing="-0.005cm" fo:font-weight="bold" style:font-weight-asian="bold"/>
    </style:style>
    <style:style style:name="T79" style:family="text">
      <style:text-properties fo:color="#25295b" loext:opacity="100%" fo:font-style="italic" style:font-style-asian="italic"/>
    </style:style>
    <style:style style:name="T80" style:family="text">
      <style:text-properties fo:letter-spacing="-0.012cm" fo:font-weight="bold" style:font-weight-asian="bold"/>
    </style:style>
    <style:style style:name="T81" style:family="text">
      <style:text-properties fo:letter-spacing="-0.004cm" fo:font-style="italic" style:font-style-asian="italic"/>
    </style:style>
    <style:style style:name="T82" style:family="text">
      <style:text-properties fo:font-size="30pt" fo:language="es" fo:country="ES" style:font-size-asian="30pt" style:font-size-complex="30pt"/>
    </style:style>
    <style:style style:name="T83" style:family="text">
      <style:text-properties fo:language="es" fo:country="ES"/>
    </style:style>
    <style:style style:name="T84" style:family="text">
      <style:text-properties fo:font-size="10pt" fo:letter-spacing="-0.007cm" style:font-size-asian="10pt"/>
    </style:style>
    <style:style style:name="T85" style:family="text">
      <style:text-properties fo:font-size="10pt" fo:letter-spacing="-0.005cm" fo:font-weight="bold" style:font-size-asian="10pt" style:font-weight-asian="bold"/>
    </style:style>
    <style:style style:name="T86" style:family="text">
      <style:text-properties fo:color="#ffffff" loext:opacity="100%" fo:font-size="10pt" fo:letter-spacing="-0.004cm" fo:font-weight="bold" style:font-size-asian="10pt" style:font-weight-asian="bold"/>
    </style:style>
    <style:style style:name="T87" style:family="text">
      <style:text-properties fo:color="#ffffff" loext:opacity="100%" fo:font-size="10pt" fo:font-weight="bold" style:font-size-asian="10pt" style:font-weight-asian="bold"/>
    </style:style>
    <style:style style:name="T88" style:family="text">
      <style:text-properties fo:color="#25295b" loext:opacity="100%" fo:font-size="10pt" fo:letter-spacing="-0.004cm" fo:font-weight="bold" style:font-size-asian="10pt" style:font-weight-asian="bold"/>
    </style:style>
    <style:style style:name="T89" style:family="text">
      <style:text-properties fo:color="#25295b" loext:opacity="100%" fo:font-size="10pt" fo:letter-spacing="-0.007cm" fo:font-weight="bold" style:font-size-asian="10pt" style:font-weight-asian="bold"/>
    </style:style>
    <style:style style:name="T90" style:family="text">
      <style:text-properties fo:color="#25295b" loext:opacity="100%" fo:font-size="10pt" fo:font-weight="bold" style:font-size-asian="10pt" style:font-weight-asian="bold"/>
    </style:style>
    <style:style style:name="T91" style:family="text">
      <style:text-properties fo:letter-spacing="-0.016cm" fo:font-weight="bold" style:font-weight-asian="bold"/>
    </style:style>
    <style:style style:name="T92" style:family="text">
      <style:text-properties style:text-line-through-style="solid" style:text-line-through-type="single" fo:font-weight="bold" style:font-weight-asian="bold"/>
    </style:style>
    <style:style style:name="T93" style:family="text">
      <style:text-properties style:text-underline-style="solid" style:text-underline-width="auto" style:text-underline-color="font-color" fo:font-weight="bold" style:font-weight-asian="bold"/>
    </style:style>
    <style:style style:name="T94" style:family="text">
      <style:text-properties fo:color="#2d96d3" loext:opacity="100%" fo:font-weight="bold" style:font-weight-asian="bold"/>
    </style:style>
    <style:style style:name="T95" style:family="text">
      <style:text-properties fo:font-size="10pt" fo:letter-spacing="-0.009cm" fo:font-weight="bold" style:font-size-asian="10pt" style:font-weight-asian="bold"/>
    </style:style>
    <style:style style:name="T96" style:family="text">
      <style:text-properties fo:font-size="10pt" fo:letter-spacing="-0.009cm" style:font-size-asian="10pt"/>
    </style:style>
    <style:style style:name="T97" style:family="text">
      <style:text-properties style:text-line-through-style="solid" style:text-line-through-type="single" fo:font-size="10pt" fo:font-weight="bold" style:font-size-asian="10pt" style:font-weight-asian="bold"/>
    </style:style>
    <style:style style:name="T98" style:family="text">
      <style:text-properties fo:font-size="10pt" fo:letter-spacing="-0.005cm" style:font-size-asian="10pt"/>
    </style:style>
    <style:style style:name="T99" style:family="text">
      <style:text-properties fo:font-size="10pt" style:text-underline-style="solid" style:text-underline-width="auto" style:text-underline-color="font-color" fo:font-weight="bold" style:font-size-asian="10pt" style:font-weight-asian="bold"/>
    </style:style>
    <style:style style:name="T100" style:family="text">
      <style:text-properties fo:color="#2d96d3" loext:opacity="100%" fo:font-size="10pt" fo:font-weight="bold" style:font-size-asian="10pt" style:font-weight-asian="bold"/>
    </style:style>
    <style:style style:name="T101" style:family="text">
      <style:text-properties fo:color="#2d96d3" loext:opacity="100%" fo:font-size="10pt" fo:letter-spacing="-0.004cm" fo:font-weight="bold" style:font-size-asian="10pt" style:font-weight-asian="bold"/>
    </style:style>
    <style:style style:name="T102" style:family="text">
      <style:text-properties fo:font-size="10pt" fo:letter-spacing="-0.011cm" fo:font-weight="bold" style:font-size-asian="10pt" style:font-weight-asian="bold"/>
    </style:style>
    <style:style style:name="T103" style:family="text">
      <style:text-properties fo:font-size="10pt" fo:letter-spacing="-0.012cm" fo:font-weight="bold" style:font-size-asian="10pt" style:font-weight-asian="bold"/>
    </style:style>
    <style:style style:name="T104" style:family="text">
      <style:text-properties style:text-position="64% 100%" fo:font-size="5.5pt" style:font-size-asian="5.5pt"/>
    </style:style>
    <style:style style:name="T105" style:family="text">
      <style:text-properties fo:letter-spacing="-0.002cm" fo:font-weight="bold" style:font-weight-asian="bold"/>
    </style:style>
    <style:style style:name="T106" style:family="text">
      <style:text-properties fo:color="#25295b" loext:opacity="100%"/>
    </style:style>
    <style:style style:name="T107" style:family="text">
      <style:text-properties fo:color="#25295b" loext:opacity="100%" fo:letter-spacing="0.041cm"/>
    </style:style>
    <style:style style:name="T108" style:family="text">
      <style:text-properties fo:color="#25295b" loext:opacity="100%" fo:letter-spacing="0.048cm"/>
    </style:style>
    <style:style style:name="T109" style:family="text">
      <style:text-properties fo:color="#25295b" loext:opacity="100%" fo:letter-spacing="-0.004cm"/>
    </style:style>
    <style:style style:name="T110" style:family="text">
      <style:text-properties fo:font-size="10pt" fo:font-style="italic" style:font-size-asian="10pt" style:font-style-asian="italic"/>
    </style:style>
    <style:style style:name="T111" style:family="text">
      <style:text-properties fo:color="#4d5ba9" loext:opacity="100%" fo:font-size="10pt" style:text-underline-style="solid" style:text-underline-width="auto" style:text-underline-color="#4d5ba9" style:font-size-asian="10pt"/>
    </style:style>
    <style:style style:name="T112" style:family="text">
      <style:text-properties fo:color="#4d5ba9" loext:opacity="100%" fo:font-size="10pt" style:font-size-asian="10pt"/>
    </style:style>
    <style:style style:name="T113" style:family="text">
      <style:text-properties fo:font-size="10pt" fo:letter-spacing="-0.002cm" fo:font-style="italic" style:font-size-asian="10pt" style:font-style-asian="italic"/>
    </style:style>
    <style:style style:name="T114" style:family="text">
      <style:text-properties fo:color="#4d5ba9" loext:opacity="100%" fo:font-size="10pt" fo:letter-spacing="-0.002cm" style:font-size-asian="10pt"/>
    </style:style>
    <style:style style:name="T115" style:family="text">
      <style:text-properties fo:font-size="10pt" fo:letter-spacing="-0.09cm" style:font-size-asian="10pt"/>
    </style:style>
    <style:style style:name="T116" style:family="text">
      <style:text-properties fo:letter-spacing="0.039cm"/>
    </style:style>
    <style:style style:name="T117" style:family="text">
      <style:text-properties fo:letter-spacing="0.046cm"/>
    </style:style>
    <style:style style:name="T118" style:family="text">
      <style:text-properties fo:color="#25295b" loext:opacity="100%" fo:letter-spacing="-0.004cm" fo:font-style="italic" style:font-style-asian="italic"/>
    </style:style>
    <style:style style:name="T119" style:family="text">
      <style:text-properties fo:color="#25295b" loext:opacity="100%" fo:letter-spacing="-0.002cm" fo:font-style="italic" style:font-style-asian="italic"/>
    </style:style>
    <style:style style:name="T120" style:family="text">
      <style:text-properties fo:color="#4d5ba9" loext:opacity="100%" fo:font-style="italic" style:text-underline-style="solid" style:text-underline-width="auto" style:text-underline-color="#4d5ba9" style:font-style-asian="italic"/>
    </style:style>
    <style:style style:name="T121" style:family="text">
      <style:text-properties fo:letter-spacing="0.032cm"/>
    </style:style>
    <style:style style:name="T122" style:family="text">
      <style:text-properties fo:letter-spacing="0.041cm"/>
    </style:style>
    <style:style style:name="T123" style:family="text">
      <style:text-properties fo:letter-spacing="-0.005cm" fo:font-style="italic" style:font-style-asian="italic"/>
    </style:style>
    <style:style style:name="T124" style:family="text">
      <style:text-properties fo:letter-spacing="-0.007cm" fo:font-style="italic" style:font-style-asian="italic"/>
    </style:style>
    <style:style style:name="T125"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6"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7" style:family="text">
      <style:text-properties fo:color="#000000" loext:opacity="100%" style:font-name="Arial" fo:language="nl" fo:country="NL" style:font-name-asian="Times New Roman1" style:language-asian="nl" style:country-asian="NL" style:font-name-complex="Arial1"/>
    </style:style>
    <style:style style:name="T128" style:family="text">
      <style:text-properties fo:color="#000000" loext:opacity="100%" style:font-name="Arial" style:font-name-asian="Times New Roman1" style:language-asian="nl" style:country-asian="NL" style:font-name-complex="Arial1"/>
    </style:style>
    <style:style style:name="T129"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30"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31" style:family="text">
      <style:text-properties fo:color="#000000" loext:opacity="100%" style:font-name="Arial" fo:letter-spacing="-0.004cm" style:font-name-asian="Times New Roman1" style:language-asian="nl" style:country-asian="NL" style:font-name-complex="Arial1"/>
    </style:style>
    <style:style style:name="T132" style:family="text">
      <style:text-properties fo:color="#000000" loext:opacity="100%" style:font-name="Arial" fo:letter-spacing="-0.004cm" fo:language="nl" fo:country="NL" style:font-name-asian="Times New Roman1" style:language-asian="nl" style:country-asian="NL" style:font-name-complex="Arial1"/>
    </style:style>
    <style:style style:name="T133" style:family="text">
      <style:text-properties fo:font-size="5pt" style:font-size-asian="5pt"/>
    </style:style>
    <style:style style:name="T134" style:family="text">
      <style:text-properties fo:font-size="1pt" style:font-size-asian="1pt"/>
    </style:style>
    <style:style style:name="T135" style:family="text">
      <style:text-properties fo:letter-spacing="0.023cm"/>
    </style:style>
    <style:style style:name="T136" style:family="text">
      <style:text-properties fo:letter-spacing="0.03cm"/>
    </style:style>
    <style:style style:name="T137" style:family="text">
      <style:text-properties fo:letter-spacing="0.028cm"/>
    </style:style>
    <style:style style:name="T138" style:family="text">
      <style:text-properties fo:letter-spacing="0.034cm"/>
    </style:style>
    <style:style style:name="T139" style:family="text">
      <style:text-properties fo:letter-spacing="0.037cm"/>
    </style:style>
    <style:style style:name="T140" style:family="text">
      <style:text-properties fo:letter-spacing="0.042cm"/>
    </style:style>
    <style:style style:name="T141" style:family="text">
      <style:text-properties fo:letter-spacing="0.044cm"/>
    </style:style>
    <style:style style:name="T142" style:family="text">
      <style:text-properties fo:color="#215e9e" loext:opacity="100%" fo:font-size="10pt" style:text-underline-style="solid" style:text-underline-width="auto" style:text-underline-color="#215e9e" style:font-size-asian="10pt"/>
    </style:style>
    <style:style style:name="T143" style:family="text">
      <style:text-properties fo:color="#215e9e" loext:opacity="100%" fo:font-size="10pt" style:font-size-asian="10pt"/>
    </style:style>
    <style:style style:name="T144" style:family="text">
      <style:text-properties fo:color="#215e9e" loext:opacity="100%" fo:font-size="10pt" fo:letter-spacing="-0.004cm" style:text-underline-style="solid" style:text-underline-width="auto" style:text-underline-color="#215e9e" style:font-size-asian="10pt"/>
    </style:style>
    <style:style style:name="T145" style:family="text">
      <style:text-properties fo:font-size="10pt" fo:letter-spacing="-0.014cm" style:font-size-asian="10pt"/>
    </style:style>
    <style:style style:name="T146"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Het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Druk</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Standard"><text:span text:style-name="T13">Layout: Carmen Capote de la Calle</text:span></text:p>
      <text:p text:style-name="P3" loext:marker-style-name="T13"/>
      <text:h text:style-name="P4"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5">Bij hergebruik moet de bron worden vermeld, met inbegrip van zowel de verwijzing naar de bron als de link naar de bron.</text:p>
        </text:list-item>
        <text:list-item>
          <text:p text:style-name="P5">Het is niet toegestaan het logo van de Europese Commissie te gebruiken in gewijzigde versies.</text:p>
        </text:list-item>
        <text:list-item>
          <text:p text:style-name="P5">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6">geef de aangebrachte wijzigingen en de verantwoordelijke auteur(s) en/of organisatie(s) aan</text:p>
        </text:list-item>
        <text:list-item>
          <text:p text:style-name="P6">voeg een verklaring toe waarin wordt gesteld dat de Commissie niet verantwoordelijk is voor de gewijzigde, aangepaste of vertaalde versie</text:p>
        </text:list-item>
        <text:list-item>
          <text:p text:style-name="P6">vermijd de suggestie dat de Europese Commissie de gewijzigde, aangepaste of vertaalde versie goedkeurt</text:p>
        </text:list-item>
        <text:list-item>
          <text:p text:style-name="P6">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7"/>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4"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VOORWO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 Competenc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Standard">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9" loext:marker-style-name="T15"/>
      <text:p text:style-name="Standard">Manuela Geleng, directeur EMPL B – Banen en vaardigheden, DG Werkgelegenheid, Sociale Zaken en Inclusie, Europese Commissie</text:p>
      <text:p text:style-name="P2" loext:marker-style-name="T3"/>
      <text:p text:style-name="Standard">Francesca Campolongo, directeur van directoraat T – Digitale transformatie en data, Joint Research Centre van de Europese Commissie</text:p>
      <text:h text:style-name="Heading_20_1" text:outline-level="1">DANKBETUIGING</text:h>
      <text:p text:style-name="P10" loext:marker-style-name="T3"/>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ij zijn zeer dankbaar jegens alle EC-collega's die dit project hebben ondersteund, beoordeeld en advies hebben gegeven tijdens dit project,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1" text:outline-level="2">MANAGEMENTSAMENVATTING</text:h>
      <text:p text:style-name="P10" loext:marker-style-name="T3"/>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7"> </text:span>nine<text:span text:style-name="T17"> </text:span>in<text:span text:style-name="T17"> </text:span>ten<text:span text:style-name="T17"> </text:span>(92%)<text:span text:style-name="T21"> </text:span>workers<text:span text:style-name="T17"> </text:span>in<text:span text:style-name="T17"> </text:span>the<text:span text:style-name="T17"> </text:span>EU<text:span text:style-name="T17"> </text:span>used<text:span text:style-name="T21"> </text:span>digital technologies<text:span text:style-name="T17"> </text:span>in<text:span text:style-name="T17"> </text:span>their<text:span text:style-name="T17"> </text:span>work<text:span text:style-name="T17"> </text:span>in<text:span text:style-name="T17"> </text:span><text:a xlink:type="simple" xlink:href="https://publications.jrc.ec.europa.eu/repository/handle/JRC143072" text:style-name="ListLabel_20_182" text:visited-style-name="ListLabel_20_182"><text:span text:style-name="T8">2024-2025</text:span></text:a><text:span text:style-name="T24"> </text:span>and<text:span text:style-name="T21"> </text:span>30%<text:span text:style-name="T17"> </text:span>of <text:span text:style-name="T1">EU</text:span><text:span text:style-name="T22"> </text:span><text:span text:style-name="T1">workers</text:span><text:span text:style-name="T22"> </text:span><text:span text:style-name="T1">used</text:span><text:span text:style-name="T22"> </text:span><text:span text:style-name="T1">AI</text:span><text:span text:style-name="T22"> </text:span><text:span text:style-name="T1">systems</text:span><text:span text:style-name="T22"> </text:span><text:span text:style-name="T1">in</text:span><text:span text:style-name="T22"> </text:span><text:span text:style-name="T1">work</text:span><text:span text:style-name="T19"> </text:span><text:span text:style-name="T1">in</text:span><text:span text:style-name="T22"> </text:span><text:span text:style-name="T1">the</text:span><text:span text:style-name="T22"> </text:span><text:a xlink:type="simple" xlink:href="https://publications.jrc.ec.europa.eu/repository/handle/JRC143072" text:style-name="ListLabel_20_184" text:visited-style-name="ListLabel_20_184"><text:span text:style-name="T25">same year</text:span></text:a><text:span text:style-name="T1">. In</text:span><text:span text:style-name="T19"> </text:span><text:a xlink:type="simple" xlink:href="https://www.cedefop.europa.eu/en/publications/9201" text:style-name="ListLabel_20_184" text:visited-style-name="ListLabel_20_184"><text:span text:style-name="T25">2024</text:span></text:a><text:span text:style-name="T1">,</text:span><text:span text:style-name="T19"> </text:span><text:span text:style-name="T1">42%</text:span><text:span text:style-name="T19"> </text:span><text:span text:style-name="T1">of</text:span><text:span text:style-name="T19"> </text:span><text:span text:style-name="T1">EU</text:span><text:span text:style-name="T19"> </text:span><text:span text:style-name="T1">workers</text:span><text:span text:style-name="T19"> </text:span><text:span text:style-name="T1">reported</text:span><text:span text:style-name="T19"> </text:span><text:span text:style-name="T1">an</text:span><text:span text:style-name="T19"> </text:span><text:span text:style-name="T1">AI</text:span><text:span text:style-name="T19"> </text:span><text:span text:style-name="T1">skills</text:span><text:span text:style-name="T19"> </text:span><text:span text:style-name="T1">gap, </text:span>yet<text:span text:style-name="T18"> </text:span>only<text:span text:style-name="T18"> </text:span>15%<text:span text:style-name="T18"> </text:span>had<text:span text:style-name="T18"> </text:span>participated<text:span text:style-name="T18"> </text:span>in<text:span text:style-name="T18"> </text:span>AI<text:span text:style-name="T18"> </text:span>skills<text:span text:style-name="T18"> </text:span>training.</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
      <text:p text:style-name="Standard">The first version of the DigComp framework was published<text:span text:style-name="T6"> </text:span>in<text:span text:style-name="T6"> </text:span><text:a xlink:type="simple" xlink:href="https://publications.jrc.ec.europa.eu/repository/handle/JRC83167" text:style-name="ListLabel_20_182" text:visited-style-name="ListLabel_20_182"><text:span text:style-name="T8">2013</text:span></text:a>,<text:span text:style-name="T6"> </text:span>with<text:span text:style-name="T6"> </text:span>updates<text:span text:style-name="T6"> </text:span>published<text:span text:style-name="T6"> </text:span>in<text:span text:style-name="T6"> </text:span><text:a xlink:type="simple" xlink:href="https://publications.jrc.ec.europa.eu/repository/handle/JRC101254" text:style-name="ListLabel_20_182" text:visited-style-name="ListLabel_20_182"><text:span text:style-name="T8">2016</text:span></text:a>, <text:a xlink:type="simple" xlink:href="https://publications.jrc.ec.europa.eu/repository/handle/JRC106281" text:style-name="ListLabel_20_182" text:visited-style-name="ListLabel_20_182"><text:span text:style-name="T8">2017</text:span></text:a><text:span text:style-name="T27"> </text:span>and <text:a xlink:type="simple" xlink:href="https://publications.jrc.ec.europa.eu/repository/handle/JRC128415" text:style-name="ListLabel_20_182" text:visited-style-name="ListLabel_20_182"><text:span text:style-name="T8">2022</text:span></text:a>. All versions of the framework are underpinned by a scientific evidence-based approach and consultation with experts and stakeholders.<text:span text:style-name="T9"> </text:span>Similary,<text:span text:style-name="T9"> </text:span>this<text:span text:style-name="T9"> </text:span>iteration<text:span text:style-name="T9"> </text:span>of<text:span text:style-name="T9"> </text:span>DigComp has<text:span text:style-name="T20"> </text:span>been<text:span text:style-name="T20"> </text:span>shaped<text:span text:style-name="T20"> </text:span>by<text:span text:style-name="T20"> </text:span>scientific<text:span text:style-name="T20"> </text:span>research<text:span text:style-name="T20"> </text:span>and<text:span text:style-name="T20"> </text:span>input and feedback from around 300 experts and stakeholders from a diversity of backgrounds.</text:p>
      <text:p text:style-name="Standard"/>
      <text:p text:style-name="Standard">This update responds to significant developments, <text:span text:style-name="T1">trends</text:span><text:span text:style-name="T28"> </text:span><text:span text:style-name="T1">and</text:span><text:span text:style-name="T28"> </text:span><text:span text:style-name="T1">practices</text:span><text:span text:style-name="T28"> </text:span><text:span text:style-name="T1">in</text:span><text:span text:style-name="T28"> </text:span><text:span text:style-name="T1">relation</text:span><text:span text:style-name="T28"> </text:span><text:span text:style-name="T1">to</text:span><text:span text:style-name="T28"> </text:span><text:span text:style-name="T1">digital</text:span><text:span text:style-name="T28"> </text:span><text:span text:style-name="T1">technologies </text:span>that<text:span text:style-name="T9"> </text:span>have<text:span text:style-name="T9"> </text:span>occurred<text:span text:style-name="T9"> </text:span>since<text:span text:style-name="T9"> </text:span>2022.<text:span text:style-name="T9"> </text:span>It<text:span text:style-name="T9"> </text:span>is<text:span text:style-name="T9"> </text:span>shaped<text:span text:style-name="T9"> </text:span>by<text:span text:style-name="T9"> </text:span>five main<text:span text:style-name="T1"> </text:span>priorities<text:span text:style-name="T1"> </text:span>identified<text:span text:style-name="T1"> </text:span>in<text:span text:style-name="T1"> </text:span>expert<text:span text:style-name="T1"> </text:span>and<text:span text:style-name="T1"> </text:span>stakeholder consultations and policy and academic literature: AI <text:span text:style-name="T1">competence;</text:span><text:span text:style-name="T26"> </text:span><text:span text:style-name="T1">cybersecurity</text:span><text:span text:style-name="T26"> </text:span><text:span text:style-name="T1">competence;</text:span><text:span text:style-name="T26"> </text:span><text:span text:style-name="T1">rights,</text:span><text:span text:style-name="T26"> </text:span><text:span text:style-name="T1">choice </text:span>and<text:span text:style-name="T6"> </text:span>responsibility;<text:span text:style-name="T6"> </text:span>wellbeing<text:span text:style-name="T6"> </text:span>in<text:span text:style-name="T6"> </text:span>digital<text:span text:style-name="T6"> </text:span>environments; and competence to deal with misinformation and <text:span text:style-name="T1">disinformation.</text:span><text:span text:style-name="T22"> </text:span><text:span text:style-name="T1">In</text:span><text:span text:style-name="T22"> </text:span><text:span text:style-name="T1">addition,</text:span><text:span text:style-name="T22"> </text:span><text:span text:style-name="T1">DigComp3.0</text:span><text:span text:style-name="T22"> </text:span><text:span text:style-name="T1">embodies</text:span><text:span text:style-name="T22"> </text:span><text:span text:style-name="T1">the human-centric</text:span><text:span text:style-name="T28"> </text:span><text:span text:style-name="T1">values</text:span><text:span text:style-name="T28"> </text:span><text:span text:style-name="T1">of</text:span><text:span text:style-name="T28"> </text:span><text:span text:style-name="T1">the</text:span><text:span text:style-name="T28"> </text:span><text:a xlink:type="simple" xlink:href="https://eur-lex.europa.eu/legal-content/EN/TXT/?uri=OJ%3AJOC_2023_023_R_0001" text:style-name="ListLabel_20_184" text:visited-style-name="ListLabel_20_184"><text:span text:style-name="T25">European Declaration on</text:span></text:a><text:span text:style-name="T29"> </text:span><text:a xlink:type="simple" xlink:href="https://eur-lex.europa.eu/legal-content/EN/TXT/?uri=OJ%3AJOC_2023_023_R_0001" text:style-name="ListLabel_20_182" text:visited-style-name="ListLabel_20_182"><text:span text:style-name="T8">Digital Rights and Principles for the Digital Decade</text:span></text:a>.</text:p>
      <text:p text:style-name="Standard"/>
      <text:p text:style-name="Standard"><text:span text:style-name="T7">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
      <text:p text:style-name="Standard" loext:marker-style-name="T7">In<text:span text:style-name="T5"> </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text:bookmark-start text:name="_bookmark5"/><text:bookmark-start text:name="_bookmark6"/><text:bookmark-start text:name="1._INTRODUCTION"/><text:bookmark-start text:name="QUICK_GUIDE_TO_DIGCOMP_3.0"/></text:p>
      <text:h text:style-name="P13" text:outline-level="1"><text:bookmark-start text:name="_bookmark7"/><draw:custom-shape text:anchor-type="char" draw:z-index="45" draw:name="Graphic 15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5"/><text:bookmark-end text:name="_bookmark6"/><text:bookmark-end text:name="1._INTRODUCTION"/><text:bookmark-end text:name="QUICK_GUIDE_TO_DIGCOMP_3.0"/><text:bookmark-end text:name="_bookmark7"/>INTRODUCTION</text:h>
      <text:h text:style-name="P4" text:outline-level="2"><text:bookmark text:name="1.1_Importance_of_digital_competence"/>Importance<text:span text:style-name="T32"> </text:span>of<text:span text:style-name="T32"> </text:span>digital <text:span text:style-name="T1">competence</text:span></text:h>
      <text:p text:style-name="Standard">Digital environments are intertwined with<text:span text:style-name="T33">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4"> </text:span>competences<text:span text:style-name="T34"> </text:span>bring<text:span text:style-name="T34"> </text:span>a<text:span text:style-name="T34"> </text:span>range<text:span text:style-name="T34"> </text:span>of<text:span text:style-name="T34"> </text:span>benefits to individuals (such as ability to use public and commercial<text:span text:style-name="T35"> </text:span>platforms<text:span text:style-name="T36"> </text:span>and<text:span text:style-name="T35"> </text:span>services,<text:span text:style-name="T36"> </text:span>to<text:span text:style-name="T36"> </text:span><text:span text:style-name="T1">broaden </text:span>employment and learning opportunities, to foster social connection and civic participation, and to support privacy management and wellbeing in digital environments) (Morte-Nadal &amp; Esteban- Navarro,<text:span text:style-name="T34"> </text:span>2025;<text:span text:style-name="T34"> </text:span>Stalmach<text:span text:style-name="T34"> </text:span>et<text:span text:style-name="T34"> </text:span>al.,<text:span text:style-name="T34"> </text:span>2023;<text:span text:style-name="T34"> </text:span>Pouliakis et al., 2025; Țarcă et al., 2024), as well as a<text:span text:style-name="T34"> </text:span>means to tackle social exclusion (Boerkamp et <text:bookmark text:name="Figure_1._Digital_competence_-_a_selecti"/>al.,<text:span text:style-name="T37"> </text:span>2024;<text:span text:style-name="T37"> </text:span>Brundle<text:span text:style-name="T37"> </text:span>et<text:span text:style-name="T37"> </text:span>al.,<text:span text:style-name="T37"> </text:span>2025)<text:span text:style-name="T37"> </text:span>and<text:span text:style-name="T37"> </text:span>to<text:span text:style-name="T37"> </text:span><text:span text:style-name="T1">enhance </text:span>the competitiveness of economies (Draghi, 2024; Pakhnenko<text:span text:style-name="T34"> </text:span>et<text:span text:style-name="T34"> </text:span>al.,<text:span text:style-name="T34"> </text:span>2025).</text:p>
      <text:p text:style-name="P15"><text:span text:style-name="T38">Figure 1. Digital competence – a selection of facts and figures.</text:span></text:p>
      <text:p text:style-name="P16" loext:marker-style-name="T39"/>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
      <text:p text:style-name="Standard" loext:marker-style-name="T40"><text:span text:style-name="T40">Figure 1 illustrates some of the implications of digital technologies for digital competence among children and youth, adults in general, and workers, through a selection of statistical evidence from recent surveys.</text:span><text:span text:style-name="T40"/></text:p>
      <text:p text:style-name="P19" loext:marker-style-name="T41"><text:bookmark text:name="1.2_European_initiatives_to_support_digi"/></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18" loext:marker-style-name="T2"><text:bookmark text:name="_bookmark8"/><text:bookmark text:name="Box_1._Some_key_European_policy_initiati"/></text:p>
      <text:p text:style-name="Standard"><text:span text:style-name="T2">Box 1. Some key European policy initiatives related to digital competence.</text:span></text:p>
      <text:p text:style-name="Standard">The<text:span text:style-name="T5"> </text:span><text:a xlink:type="simple" xlink:href="https://digital-strategy.ec.europa.eu/en/policies/digital-decade-policy-programme" text:style-name="ListLabel_20_182" text:visited-style-name="ListLabel_20_182"><text:span text:style-name="T8">Digital Decade Policy Programme</text:span></text:a><text:span text:style-name="T42"> </text:span>sets<text:span text:style-name="T5"> </text:span>out<text:span text:style-name="T5"> </text:span>objectives<text:span text:style-name="T5"> </text:span>and<text:span text:style-name="T5"> </text:span>targets<text:span text:style-name="T5"> </text:span>for<text:span text:style-name="T5"> </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8">European Pillar of </text:span><text:span text:style-name="T8">Social Rights</text:span></text:a><text:span text:style-name="T42"> </text:span>includes<text:span text:style-name="T5"> </text:span>principles<text:span text:style-name="T5"> </text:span>related<text:span text:style-name="T5"> </text:span>to<text:span text:style-name="T5"> </text:span>education,<text:span text:style-name="T5"> </text:span>training<text:span text:style-name="T5"> </text:span>and<text:span text:style-name="T5"> </text:span>lifelong<text:span text:style-name="T5"> </text:span>learning.<text:span text:style-name="T5"> </text:span>It is<text:span text:style-name="T1"> </text:span>accompanied<text:span text:style-name="T1"> </text:span>by<text:span text:style-name="T1"> </text:span>a<text:span text:style-name="T1"> </text:span><text:a xlink:type="simple" xlink:href="https://op.europa.eu/webpub/empl/european-pillar-of-social-rights/en/" text:style-name="ListLabel_20_182" text:visited-style-name="ListLabel_20_182"><text:span text:style-name="T8">European Pillar of Social Rights Action Plan</text:span></text:a><text:span text:style-name="T29"> </text:span>(2021)<text:span text:style-name="T1"> </text:span>which<text:span text:style-name="T1"> </text:span>sets<text:span text:style-name="T1"> </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8">2022</text:span></text:a>, this figure stood at 47%.</text:p>
      <text:p text:style-name="Standard">The <text:a xlink:type="simple" xlink:href="https://commission.europa.eu/topics/eu-competitiveness/union-skills_en" text:style-name="ListLabel_20_182" text:visited-style-name="ListLabel_20_182"><text:span text:style-name="T8">Union of Skills</text:span></text:a><text:span text:style-name="T27">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8">Action </text:span><text:span text:style-name="T8">Plan for Basic Skills</text:span></text:a><text:span text:style-name="T42"> </text:span>(European<text:span text:style-name="T5"> </text:span>Commission,<text:span text:style-name="T5"> </text:span>2025c)<text:span text:style-name="T5"> </text:span>to<text:span text:style-name="T5"> </text:span>address<text:span text:style-name="T5"> </text:span>declining<text:span text:style-name="T5"> </text:span>levels<text:span text:style-name="T5"> </text:span>of basic skills (DigComp 3.0 is one of its actions), a <text:a xlink:type="simple" xlink:href="https://education.ec.europa.eu/sites/default/files/2025-03/STEM_Education_Strategic_Plan_COM_2025_89_1_EN_0.pdf" text:style-name="ListLabel_20_182" text:visited-style-name="ListLabel_20_182"><text:span text:style-name="T8">STEM Education Strategic Plan</text:span></text:a><text:span text:style-name="T27"> </text:span>(European Commission, 2025d), and a 2030 Roadmap on the future of digital education<text:span text:style-name="T10"> </text:span>and<text:span text:style-name="T10"> </text:span>skills<text:span text:style-name="T10"> </text:span>based<text:span text:style-name="T10"> </text:span>on<text:span text:style-name="T10"> </text:span>a<text:span text:style-name="T10"> </text:span>review<text:span text:style-name="T10"> </text:span>of<text:span text:style-name="T10"> </text:span>the<text:span text:style-name="T10"> </text:span><text:a xlink:type="simple" xlink:href="https://eur-lex.europa.eu/legal-content/EN/TXT/?uri=CELEX%3A52020DC0624" text:style-name="ListLabel_20_182" text:visited-style-name="ListLabel_20_182"><text:span text:style-name="T8">European Digital Education Action Plan</text:span></text:a><text:span text:style-name="T27"> </text:span>(DEAP) (European Commission, 2020, under which DigComp 2.2, the fourth edition<text:span text:style-name="T34"> </text:span>of DigComp, was completed).</text:p>
      <text:p text:style-name="Standard">The<text:span text:style-name="T5"> </text:span><text:a xlink:type="simple" xlink:href="https://commission.europa.eu/publications/guide-eu-citizenship_en" text:style-name="ListLabel_20_182" text:visited-style-name="ListLabel_20_182"><text:span text:style-name="T8">Guide to EU Citizenship</text:span></text:a><text:span text:style-name="T42"> </text:span>(European<text:span text:style-name="T5"> </text:span>Commission,<text:span text:style-name="T5"> </text:span>2023c)<text:span text:style-name="T5"> </text:span>contains<text:span text:style-name="T5"> </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8">European Strategy for </text:span><text:span text:style-name="T8">a Better Internet for Kids</text:span></text:a><text:span text:style-name="T27"> </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8">EU-wide </text:span><text:span text:style-name="T8">inquiry on the broader impacts of social media on wellbeing</text:span></text:a><text:span text:style-name="T43"> </text:span>and<text:span text:style-name="T10"> </text:span>a<text:span text:style-name="T10"> </text:span><text:a xlink:type="simple" xlink:href="https://eur-lex.europa.eu/legal-content/EN/TXT/?uri=intcom%3AAres%282025%295948822" text:style-name="ListLabel_20_182" text:visited-style-name="ListLabel_20_182"><text:span text:style-name="T8">European Action </text:span><text:span text:style-name="T8">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8">AI Continent Action Plan</text:span></text:a><text:span text:style-name="T27"> </text:span>(2025) and<text:span text:style-name="T7"> </text:span>the<text:span text:style-name="T7"> </text:span><text:a xlink:type="simple" xlink:href="https://digital-strategy.ec.europa.eu/en/policies/apply-ai" text:style-name="ListLabel_20_182" text:visited-style-name="ListLabel_20_182"><text:span text:style-name="T8">Apply AI Strategy</text:span></text:a><text:span text:style-name="T44"> </text:span>(2025)<text:span text:style-name="T7"> </text:span>which,<text:span text:style-name="T7"> </text:span>alongside<text:span text:style-name="T7"> </text:span>other<text:span text:style-name="T7"> </text:span>initiatives,<text:span text:style-name="T7"> </text:span>aim<text:span text:style-name="T7"> </text:span>to<text:span text:style-name="T7">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8">AI literacy framework</text:span></text:a> for<text:span text:style-name="T18"> </text:span>primary<text:span text:style-name="T18"> </text:span>and<text:span text:style-name="T18"> </text:span>secondary<text:span text:style-name="T18"> </text:span>education<text:span text:style-name="T18"> </text:span>with<text:span text:style-name="T18"> </text:span>the<text:span text:style-name="T18"> </text:span>OECD,<text:span text:style-name="T18"> </text:span>the<text:span text:style-name="T18"> </text:span>first<text:span text:style-name="T18"> </text:span>draft<text:span text:style-name="T18"> </text:span>of<text:span text:style-name="T18"> </text:span>which<text:span text:style-name="T18"> </text:span>was published in May 2025. The AI literacy framework will be finalised in 2026.</text:p>
      <text:p text:style-name="Standard">Several <text:span text:style-name="T2">European digital laws and regulations</text:span><text:span text:style-name="T45"> </text:span>have been published in recent years.<text:span text:style-name="T9"> </text:span>These<text:span text:style-name="T9"> </text:span>help<text:span text:style-name="T9"> </text:span>to<text:span text:style-name="T9"> </text:span>protect<text:span text:style-name="T9"> </text:span>the<text:span text:style-name="T9"> </text:span>rights<text:span text:style-name="T9"> </text:span>of<text:span text:style-name="T9"> </text:span>individuals,<text:span text:style-name="T9"> </text:span>as<text:span text:style-name="T9"> </text:span>well<text:span text:style-name="T9"> </text:span>as<text:span text:style-name="T9"> </text:span>setting<text:span text:style-name="T9"> </text:span>out<text:span text:style-name="T9"> </text:span>their <text:span text:style-name="T1">responsibilities,</text:span><text:span text:style-name="T5"> </text:span><text:span text:style-name="T1">along</text:span><text:span text:style-name="T5"> </text:span><text:span text:style-name="T1">with</text:span><text:span text:style-name="T5"> </text:span><text:span text:style-name="T1">obligations</text:span><text:span text:style-name="T5"> </text:span><text:span text:style-name="T1">of</text:span><text:span text:style-name="T5"> </text:span><text:span text:style-name="T1">the</text:span><text:span text:style-name="T5"> </text:span><text:span text:style-name="T1">providers</text:span><text:span text:style-name="T5"> </text:span><text:span text:style-name="T1">of</text:span><text:span text:style-name="T5"> </text:span><text:span text:style-name="T1">digital</text:span><text:span text:style-name="T5"> </text:span><text:span text:style-name="T1">products,</text:span><text:span text:style-name="T5"> </text:span><text:span text:style-name="T1">platforms </text:span>and services. The <text:a xlink:type="simple" xlink:href="https://www.consilium.europa.eu/en/policies/data-protection-regulation/" text:style-name="ListLabel_20_182" text:visited-style-name="ListLabel_20_182"><text:span text:style-name="T8">General Data Protection Regulation</text:span></text:a><text:span text:style-name="T27"> </text:span>(GDPR) (2018) sets out principles,<text:span text:style-name="T46"> </text:span>conditions<text:span text:style-name="T22"> </text:span>and<text:span text:style-name="T21"> </text:span>obligations<text:span text:style-name="T22"> </text:span>for<text:span text:style-name="T21"> </text:span>the<text:span text:style-name="T22"> </text:span>processing<text:span text:style-name="T21"> </text:span>of<text:span text:style-name="T22"> </text:span>personal<text:span text:style-name="T21"> </text:span>data<text:span text:style-name="T22"> </text:span>and<text:span text:style-name="T21"> </text:span>on<text:span text:style-name="T22"> </text:span>the <text:span text:style-name="T1">free</text:span><text:span text:style-name="T6"> </text:span><text:span text:style-name="T1">movement</text:span><text:span text:style-name="T6"> </text:span><text:span text:style-name="T1">of</text:span><text:span text:style-name="T6"> </text:span><text:span text:style-name="T1">such</text:span><text:span text:style-name="T6"> </text:span><text:span text:style-name="T1">data.</text:span><text:span text:style-name="T6"> </text:span><text:span text:style-name="T1">The</text:span><text:span text:style-name="T6"> </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5">European Accessibility Act</text:span></text:a><text:span text:style-name="T44"> </text:span><text:span text:style-name="T1">(2025)</text:span><text:span text:style-name="T6"> </text:span><text:span text:style-name="T1">aims</text:span><text:span text:style-name="T6"> </text:span><text:span text:style-name="T1">to</text:span><text:span text:style-name="T6"> </text:span><text:span text:style-name="T1">improve the</text:span><text:span text:style-name="T18"> </text:span><text:span text:style-name="T1">functioning</text:span><text:span text:style-name="T18"> </text:span><text:span text:style-name="T1">of</text:span><text:span text:style-name="T18"> </text:span><text:span text:style-name="T1">the</text:span><text:span text:style-name="T18"> </text:span><text:span text:style-name="T1">internal</text:span><text:span text:style-name="T18"> </text:span><text:span text:style-name="T1">market</text:span><text:span text:style-name="T18"> </text:span><text:span text:style-name="T1">for</text:span><text:span text:style-name="T18"> </text:span><text:span text:style-name="T1">accessible</text:span><text:span text:style-name="T18"> </text:span><text:span text:style-name="T1">products</text:span><text:span text:style-name="T18"> </text:span><text:span text:style-name="T1">and</text:span><text:span text:style-name="T18"> </text:span><text:span text:style-name="T1">services,</text:span><text:span text:style-name="T18"> </text:span><text:span text:style-name="T1">including </text:span>computers and operating systems, smartphones, banking and e-commerce.</text:p>
      <text:p text:style-name="Standard"><text:span text:style-name="T1">The</text:span><text:span text:style-name="T18"> </text:span><text:a xlink:type="simple" xlink:href="https://digital-strategy.ec.europa.eu/en/policies/cyber-resilience-act" text:style-name="ListLabel_20_184" text:visited-style-name="ListLabel_20_184"><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84" text:visited-style-name="ListLabel_20_184"><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82" text:visited-style-name="ListLabel_20_182"><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82" text:visited-style-name="ListLabel_20_182"><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84" text:visited-style-name="ListLabel_20_184"><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82" text:visited-style-name="ListLabel_20_182"><text:span text:style-name="T8">Q&amp;A and a repository of</text:span></text:a><text:span text:style-name="T27"> </text:span><text:a xlink:type="simple" xlink:href="https://digital-strategy.ec.europa.eu/en/policies/ai-talent-skills-and-literacy#1720699867912-1" text:style-name="ListLabel_20_182" text:visited-style-name="ListLabel_20_182"><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82" text:visited-style-name="ListLabel_20_182"><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8">Audio-Visual Media Services Directive</text:span></text:a><text:span text:style-name="T27"> </text:span>(2018).</text:p>
      <text:p text:style-name="P2" loext:marker-style-name="T3"/>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82" text:visited-style-name="ListLabel_20_182"><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8">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19" loext:marker-style-name="T41"><text:bookmark text:name="1.4_Values_and_principles_guiding_DigCom"/></text:p>
      <text:h text:style-name="P20" text:outline-level="2">Values<text:span text:style-name="T17"> </text:span>and<text:span text:style-name="T17"> </text:span>principles<text:span text:style-name="T17"> </text:span>guiding DigComp 3.0</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DigComp 3.0, the fifth edition of the framework,<text:span text:style-name="T48"> </text:span>continues to be the key reference framework for digital competence in the EU. Digital competence<text:span text:style-name="T47"> </text:span>is<text:span text:style-name="T9"> </text:span>one<text:span text:style-name="T9"> </text:span>of<text:span text:style-name="T9"> </text:span>the<text:span text:style-name="T9"> </text:span>eight<text:span text:style-name="T9"> </text:span>key<text:span text:style-name="T9"> </text:span>competences<text:span text:style-name="T9"> </text:span>of<text:span text:style-name="T9"> </text:span>the<text:span text:style-name="T9"> </text:span><text:a xlink:type="simple" xlink:href="https://eur-lex.europa.eu/legal-content/EN/TXT/?uri=uriserv%3AOJ.C_.2018.189.01.0001.01.ENG&amp;toc=OJ%3AC%3A2018%3A189%3ATOC" text:style-name="ListLabel_20_182" text:visited-style-name="ListLabel_20_182"><text:span text:style-name="T8">Council </text:span><text:span text:style-name="T8">Recommendation on key competences for lifelong </text:span><text:span text:style-name="T8">learning</text:span></text:a><text:span text:style-name="T27"> </text:span>(European Commission, 2006; 2018).</text:p>
      <text:p text:style-name="P22" loext:marker-style-name="T11"/>
      <text:p text:style-name="Standard"><text:span text:style-name="T11">Key competences are knowledge, skills, and attitudes needed by all for personal fulfilment and development, employability, social inclusion and active citizenship.</text:span></text:p>
      <text:p text:style-name="Standard"/>
      <text:p text:style-name="Standard">DigComp<text:span text:style-name="T6"> </text:span>3.0<text:span text:style-name="T6"> </text:span>embodies<text:span text:style-name="T6"> </text:span>the<text:span text:style-name="T6"> </text:span>values<text:span text:style-name="T6"> </text:span>of<text:span text:style-name="T6"> </text:span>the<text:span text:style-name="T6"> </text:span><text:a xlink:type="simple" xlink:href="https://eur-lex.europa.eu/legal-content/EN/TXT/?uri=OJ%3AJOC_2023_023_R_0001" text:style-name="ListLabel_20_182" text:visited-style-name="ListLabel_20_182"><text:span text:style-name="T8">European</text:span></text:a><text:span text:style-name="T27"> </text:span><text:a xlink:type="simple" xlink:href="https://eur-lex.europa.eu/legal-content/EN/TXT/?uri=OJ%3AJOC_2023_023_R_0001" text:style-name="ListLabel_20_182" text:visited-style-name="ListLabel_20_182"><text:span text:style-name="T8">Declaration on Digital Rights and Principles for the</text:span></text:a><text:span text:style-name="T27"> </text:span><text:a xlink:type="simple" xlink:href="https://eur-lex.europa.eu/legal-content/EN/TXT/?uri=OJ%3AJOC_2023_023_R_0001" text:style-name="ListLabel_20_182" text:visited-style-name="ListLabel_20_182"><text:span text:style-name="T8">Digital Decade</text:span></text:a><text:span text:style-name="T49"> </text:span>(European<text:span text:style-name="T5"> </text:span>Commission,<text:span text:style-name="T5"> </text:span>2023a) <text:span text:style-name="T7">which</text:span><text:span text:style-name="T6"> </text:span><text:span text:style-name="T7">promotes</text:span><text:span text:style-name="T6"> </text:span><text:span text:style-name="T7">a</text:span><text:span text:style-name="T6"> </text:span><text:span text:style-name="T7">human-centric</text:span><text:span text:style-name="T6"> </text:span><text:span text:style-name="T7">vision</text:span><text:span text:style-name="T6"> </text:span><text:span text:style-name="T7">of</text:span><text:span text:style-name="T6"> </text:span><text:span text:style-name="T7">the</text:span><text:span text:style-name="T6"> </text:span><text:span text:style-name="T7">digital </text:span>transformation. <text:span text:style-name="T50"><text:s/></text:span>It<text:span text:style-name="T17"> </text:span>is<text:span text:style-name="T21"> </text:span>organised<text:span text:style-name="T17"> </text:span>into<text:span text:style-name="T17"> </text:span>six<text:span text:style-name="T17"> </text:span>themes<text:span text:style-name="T17"> </text:span>(see <text:span text:style-name="T16">Figure</text:span><text:span text:style-name="T51"> </text:span><text:span text:style-name="T16">2</text:span><text:span text:style-name="T1">).</text:span><text:span text:style-name="T22"> </text:span><text:span text:style-name="T1">The</text:span><text:span text:style-name="T19"> </text:span><text:span text:style-name="T1">Declaration</text:span><text:span text:style-name="T22"> </text:span><text:span text:style-name="T1">builds</text:span><text:span text:style-name="T22"> </text:span><text:span text:style-name="T1">on</text:span><text:span text:style-name="T22"> </text:span><text:span text:style-name="T1">the</text:span><text:span text:style-name="T22"> </text:span><text:a xlink:type="simple" xlink:href="https://eur-lex.europa.eu/eli/treaty/char_2012/oj/eng" text:style-name="ListLabel_20_184" text:visited-style-name="ListLabel_20_184"><text:span text:style-name="T25">EU Charter of</text:span></text:a><text:span text:style-name="T29"> </text:span><text:a xlink:type="simple" xlink:href="https://eur-lex.europa.eu/eli/treaty/char_2012/oj/eng" text:style-name="ListLabel_20_182" text:visited-style-name="ListLabel_20_182"><text:span text:style-name="T8">Fundamental Rights</text:span></text:a><text:span text:style-name="T52"> </text:span>(European<text:span text:style-name="T26"> </text:span>Commission,<text:span text:style-name="T26"> </text:span>2012).</text:p>
      <text:p text:style-name="P2" loext:marker-style-name="T3"/>
      <text:p text:style-name="Standard"><text:bookmark text:name="Figure_2._The_six_themes_of_the_European"/><text:span text:style-name="T2">Figure</text:span><text:span text:style-name="T45"> </text:span><text:span text:style-name="T2">2.</text:span><text:span text:style-name="T53"> </text:span>The<text:span text:style-name="T7"> </text:span>six<text:span text:style-name="T7"> </text:span>themes<text:span text:style-name="T7"> </text:span>of<text:span text:style-name="T7"> </text:span>the<text:span text:style-name="T7"> </text:span>European<text:span text:style-name="T7"> </text:span>Declaration<text:span text:style-name="T7"> </text:span>on Digital Rights and Principles (2023).</text:p>
      <text:list text:style-name="WWNum3">
        <text:list-item>
          <text:p text:style-name="P23">People at the centre: Digital technologies should protect people’s rights, support democracy, and ensure that all digital players act responsibly and safely. The EU promotes these values around the world.</text:p>
        </text:list-item>
        <text:list-item>
          <text:p text:style-name="P23">Solidarity and inclusion: Technology should unite, not divide, people. Everyone should have access to the internet, to digital skills, to digital public services, and to fair working conditions.</text:p>
        </text:list-item>
        <text:list-item>
          <text:p text:style-name="P23">Freedom of choice: People should benefit from a fair online environment, be safe from illegal and harmful content, and be empowered when they interact with new and evolving technologies like artificial intelligence.</text:p>
        </text:list-item>
        <text:list-item>
          <text:p text:style-name="P23">Participatie\nBurgers moeten op alle niveaus kunnen deelnemen aan het democratische proces en controle hebben over hun eigen gegevens.</text:p>
        </text:list-item>
        <text:list-item>
          <text:p text:style-name="P23">Safety and security: The digital environment should be safe and secure. All users, from childhood to old age, should be empowered and protected.</text:p>
        </text:list-item>
        <text:list-item>
          <text:p text:style-name="P23">Duurzaamheid\nDigitale apparaten moeten duurzaamheid en de groene transitie ondersteunen. Mensen moeten weten wat de milieu-impact en het energieverbruik van hun apparaten zijn.</text:p>
        </text:list-item>
      </text:list>
      <text:p text:style-name="P24"><text:span text:style-name="T54">Source:</text:span><text:span text:style-name="T55"> </text:span><text:span text:style-name="T54">Based</text:span><text:span text:style-name="T56"> </text:span><text:span text:style-name="T54">on</text:span><text:span text:style-name="T56"> </text:span><text:a xlink:type="simple" xlink:href="https://digital-strategy.ec.europa.eu/en/factpages/digital-rights-and-principles" text:style-name="ListLabel_20_185" text:visited-style-name="ListLabel_20_185"><text:span text:style-name="T57">https://digital-strategy.ec.europa.eu/en/fact-</text:span></text:a><text:span text:style-name="T58"> </text:span><text:a xlink:type="simple" xlink:href="https://digital-strategy.ec.europa.eu/en/factpages/digital-rights-and-principles" text:style-name="ListLabel_20_186" text:visited-style-name="ListLabel_20_186"><text:span text:style-name="T59">pages/digital-rights-and-principles</text:span></text:a></text:p>
      <text:h text:style-name="P4" text:outline-level="2">Wat is er nieuw in DigComp 3.0?</text:h>
      <text:p text:style-name="P25">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26"/>
      <text:p text:style-name="Standard"><text:bookmark text:name="Figure_3._Content_and_application_themes"/><text:span text:style-name="T38">Figure</text:span><text:span text:style-name="T60"> </text:span><text:span text:style-name="T38">3. </text:span><text:span text:style-name="T3">Content and application</text:span><text:span text:style-name="T61"> </text:span><text:span text:style-name="T3">themes guiding DigComp 3.0 </text:span><text:span text:style-name="T62">development.</text:span></text:p>
      <text:p text:style-name="P27" loext:marker-style-name="T63"/>
      <table:table table:name="Tabel3" table:style-name="Tabel3">
        <table:table-column table:style-name="Tabel3.A"/>
        <text:soft-page-break/>
        <table:table-row table:style-name="Tabel3.1">
          <table:table-cell table:style-name="Tabel3.A1" office:value-type="string">
            <text:p text:style-name="P28" loext:marker-style-name="T64"><text:span text:style-name="T64">Content Themes</text:span><text:span text:style-name="T64"/></text:p>
          </table:table-cell>
        </table:table-row>
        <table:table-row table:style-name="Tabel3.2">
          <table:table-cell table:style-name="Tabel3.A1" office:value-type="string">
            <text:p text:style-name="P17">Artificiële intelligentie (inclusief generatieve AI) competentie</text:p>
          </table:table-cell>
        </table:table-row>
        <table:table-row table:style-name="Tabel3.3">
          <table:table-cell table:style-name="Tabel3.A1" office:value-type="string">
            <text:p text:style-name="P17">Cyberbeveiliging competentie</text:p>
          </table:table-cell>
        </table:table-row>
        <table:table-row table:style-name="Tabel3.3">
          <table:table-cell table:style-name="Tabel3.A1" office:value-type="string">
            <text:p text:style-name="P17">Digital rights, choice and</text:p>
          </table:table-cell>
        </table:table-row>
        <table:table-row table:style-name="Tabel3.3">
          <table:table-cell table:style-name="Tabel3.A1" office:value-type="string">
            <text:p text:style-name="P17">Welzijn (in digitale omgevingen)</text:p>
          </table:table-cell>
        </table:table-row>
        <table:table-row table:style-name="Tabel3.2">
          <table:table-cell table:style-name="Tabel3.A1" office:value-type="string">
            <text:p text:style-name="P17">Competentie om misinformatie en desinformatie aan te pakken</text:p>
          </table:table-cell>
        </table:table-row>
        <table:table-row table:style-name="Tabel3.1">
          <table:table-cell table:style-name="Tabel3.A1" office:value-type="string">
            <text:p text:style-name="P28" loext:marker-style-name="T64"><text:span text:style-name="T64">Application Themes</text:span><text:span text:style-name="T64"/></text:p>
          </table:table-cell>
        </table:table-row>
        <table:table-row table:style-name="Tabel3.2">
          <table:table-cell table:style-name="Tabel3.A1" office:value-type="string">
            <text:p text:style-name="P17">Digitale competentie als essentieel onderdeel van een leven lang leren</text:p>
          </table:table-cell>
        </table:table-row>
        <table:table-row table:style-name="Tabel3.3">
          <table:table-cell table:style-name="Tabel3.A1" office:value-type="string">
            <text:p text:style-name="P17">Erkenning van randvoorwaarden voor het verwerven van digitale competentie op basisniveau</text:p>
          </table:table-cell>
        </table:table-row>
        <table:table-row table:style-name="Tabel3.3">
          <table:table-cell table:style-name="Tabel3.A1" office:value-type="string">
            <text:p text:style-name="P17">Erkenning van verschillen in behoeften aan digitale competentie tussen personen en door de tijd heen</text:p>
          </table:table-cell>
        </table:table-row>
        <table:table-row table:style-name="Tabel3.3">
          <table:table-cell table:style-name="Tabel3.A1" office:value-type="string">
            <text:p text:style-name="P17">Behoefte aan flexibele, wendbare toepassingen van het kader</text:p>
          </table:table-cell>
        </table:table-row>
      </table:table>
      <text:p text:style-name="P29"><text:span text:style-name="T54">Source: JRC own elaboration.</text:span></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ur</text:span><text:span text:style-name="T65"> </text:span><text:span text:style-name="T38">DigComp</text:span><text:span text:style-name="T66"> </text:span><text:span text:style-name="T3">2.2</text:span><text:span text:style-name="T61"> </text:span><text:span text:style-name="T3">3.0:</text:span><text:span text:style-name="T61"> </text:span><text:span text:style-name="T3">doelstellingen,</text:span><text:span text:style-name="T62"> </text:span><text:span text:style-name="T3">ontwikkelingen</text:span><text:span text:style-name="T61"> </text:span><text:span text:style-name="T3">en</text:span><text:span text:style-name="T61"> </text:span><text:span text:style-name="T3">middelen</text:span><text:span text:style-name="T61"> </text:span><text:span text:style-name="T3">example,</text:span><text:span text:style-name="T61"> </text:span><text:span text:style-name="T62">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17">DOELSTELLINGEN</text:p>
          </table:table-cell>
          <table:table-cell table:style-name="Tabel4.A1" office:value-type="string">
            <text:list text:style-name="WWNum18">
              <text:list-item>
                <text:p text:style-name="P33">Integreer recente en opkomende digitale technologische trends en hun implicaties voor digitale competentie, terwijl de algemene structuur van het raamwerk en technologische neutraliteit behouden blijven.</text:p>
              </text:list-item>
              <text:list-item>
                <text:p text:style-name="P33">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17">WIJZIGINGEN EN ONTWIKKELINGEN</text:p>
          </table:table-cell>
          <table:table-cell table:style-name="Tabel4.A1" office:value-type="string">
            <text:list text:style-name="WWNum19">
              <text:list-item>
                <text:p text:style-name="P34"><text:span text:style-name="T2">Updates to the wording of the five competence areas and 21 competences to reflect current technological trends.</text:span></text:p>
              </text:list-item>
              <text:list-item>
                <text:p text:style-name="P34">Een nieuwe algemene beschrijving van beheersingsniveaus (Basis, Gevorderd, Geavanceerd en Zeer geavanceerd) die aan de vorige versie kunnen worden gekoppeld, en nieuwe en herziene competentieverklaringen voor elk beheersingsniveau en competentie.</text:p>
              </text:list-item>
              <text:list-item>
                <text:p text:style-name="P34">Ontwikkeling van Leerresultaten, voor een duidelijkere interpretatie en implementatie.</text:p>
              </text:list-item>
              <text:list-item>
                <text:p text:style-name="P34">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17">HULPMIDDELEN VOOR IMPLEMENTATIE</text:p>
          </table:table-cell>
          <table:table-cell table:style-name="Tabel4.A1" office:value-type="string">
            <text:list text:style-name="WWNum20">
              <text:list-item>
                <text:p text:style-name="P35">Een gedetailleerde woordenlijst met circa 120 kerntermen in dit document.</text:p>
              </text:list-item>
              <text:list-item>
                <text:p text:style-name="P35">Duidelijke en gebruiksvriendelijke informatie over DigComp 3.0 op de JRC-DigComp-webruimte.</text:p>
              </text:list-item>
              <text:list-item>
                <text:p text:style-name="P35">Ook op de JRC-DigComp-webruimte zijn versies van DigComp 3.0 beschikbaar in spreadsheet- en Linked open data (JSON) indelingen.</text:p>
              </text:list-item>
            </text:list>
          </table:table-cell>
        </table:table-row>
      </table:table>
      <text:p text:style-name="P36"><text:span text:style-name="T54">Annex 1 compares DigComp 3.0 with the previous version by providing an overview of the changes (</text:span></text:p>
      <text:section text:style-name="Sect1" text:name="TextSection">
        <text:p text:style-name="P19" loext:marker-style-name="T41"><text:bookmark text:name="1.6_Using_DigComp_3.0"/><text:bookmark text:name="_bookmark11"/></text:p>
        <text:h text:style-name="P20"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_bookmark12"/><text:bookmark-start text:name="2._DIGCOMP_3.0_FRAMEWORK_COMPONENTS"/><draw:custom-shape text:anchor-type="char" draw:z-index="40" draw:name="Graphic 225" draw:style-name="gr2"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37" loext:marker-style-name="T68"/>
        <text:h text:style-name="P38" text:outline-level="1">DIGCOMP 3.0 RAAMWERKCOMPONENTEN</text:h>
        <text:h text:style-name="P4" text:outline-level="2">Overzicht</text:h>
        <text:p text:style-name="P18" loext:marker-style-name="T2"/>
        <text:p text:style-name="Standard" loext:marker-style-name="T40"><text:span text:style-name="T40">Table 1 describes the components of DigComp 3.0, and their purposes:definition competence areasof digital competence,competencesproficiency levels,earning outcomes</text:span><text:span text:style-name="T40"/></text:p>
        <text:p text:style-name="P26"/>
        <text:p text:style-name="P39"><text:bookmark text:name="Table_1._Components_of_the_DigComp_3.0_f"/><text:span text:style-name="T38">Tabel</text:span><text:span text:style-name="T65"> </text:span><text:span text:style-name="T38">Digital</text:span><text:span text:style-name="T60"> </text:span><text:span text:style-name="T3">Componenten</text:span><text:span text:style-name="T61"> </text:span><text:span text:style-name="T3">Article</text:span><text:span text:style-name="T61"> </text:span><text:span text:style-name="T3">development</text:span><text:span text:style-name="T61"> </text:span><text:span text:style-name="T3">2.2</text:span><text:span text:style-name="T61"> </text:span><text:span text:style-name="T3">embodies</text:span><text:span text:style-name="T61"> </text:span><text:span text:style-name="T62">raamwerk</text:span></text:p>
        <text:p text:style-name="P40" loext:marker-style-name="T71"/>
        <table:table table:name="Tabel5" table:style-name="Tabel5">
          <table:table-column table:style-name="Tabel5.A"/>
          <table:table-column table:style-name="Tabel5.B"/>
          <table:table-row table:style-name="Tabel5.1">
            <table:table-cell table:style-name="Tabel5.A1" office:value-type="string">
              <text:p text:style-name="P17" loext:marker-style-name="T64"><text:span text:style-name="T64">Component</text:span><text:span text:style-name="T64"/></text:p>
            </table:table-cell>
            <table:table-cell table:style-name="Tabel5.A1" office:value-type="string">
              <text:p text:style-name="P17" loext:marker-style-name="T64"><text:span text:style-name="T64">Beschrijving en doel</text:span><text:span text:style-name="T64"/></text:p>
            </table:table-cell>
          </table:table-row>
          <table:table-row table:style-name="Tabel5.1">
            <table:table-cell table:style-name="Tabel5.A1" office:value-type="string">
              <text:p text:style-name="P17">Definitie van digitale competentie</text:p>
            </table:table-cell>
            <table:table-cell table:style-name="Tabel5.A1" office:value-type="string">
              <text:p text:style-name="P17">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17">Competentiegebieden</text:p>
            </table:table-cell>
            <table:table-cell table:style-name="Tabel5.A1" office:value-type="string">
              <text:p text:style-name="P17">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17">Competenties</text:p>
            </table:table-cell>
            <table:table-cell table:style-name="Tabel5.A1" office:value-type="string">
              <text:p text:style-name="P17">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17">Beheersingsniveau</text:p>
            </table:table-cell>
            <table:table-cell table:style-name="Tabel5.A1" office:value-type="string">
              <text:p text:style-name="P17">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17">Leerresultaten</text:p>
            </table:table-cell>
            <table:table-cell table:style-name="Tabel5.A1" office:value-type="string">
              <text:p text:style-name="P17">Learning outcomes (see</text:p>
            </table:table-cell>
          </table:table-row>
        </table:table>
        <text:p text:style-name="P41"><text:span text:style-name="T54">Annex 1 compares DigComp 3.0 with the previous version by providing an overview of the changes (</text:span></text:p>
        <text:p text:style-name="P42"><text:bookmark text:name="2.2_Definition_of_digital_competence"/></text:p>
        <text:h text:style-name="P11" text:outline-level="2">Definitie van digitale competentie</text:h>
        <text:p text:style-name="P43">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43">Competences are defined as a combination of knowledge, skills and attitudes,</text:p>
        <text:list text:style-name="WWNum7">
          <text:list-item>
            <text:p text:style-name="P44" loext:marker-style-name="T40"><text:span text:style-name="T40">Knowledge is composed of the facts and figures, concepts, ideas and theories which are already established and support the understanding of a certain area or subject;</text:span><text:span text:style-name="T40"/></text:p>
          </text:list-item>
          <text:list-item>
            <text:p text:style-name="P45" loext:marker-style-name="T40"><text:span text:style-name="T40">Skills are defined as the ability and capacity to carry out processes and use the existing knowledge to achieve results; and</text:span><text:span text:style-name="T40"/></text:p>
          </text:list-item>
          <text:list-item>
            <text:p text:style-name="P46" loext:marker-style-name="T40"><text:span text:style-name="T40">Attitudes describe the disposition and mind-sets to act or react to ideas, persons or situations.</text:span><text:span text:style-name="T40"/></text:p>
          </text:list-item>
        </text:list>
        <text:p text:style-name="P47">DigComp 3.0 blijft in lijn met deze algemene definitie, terwijl het tegelijkertijd recente en opkomende trends en prioriteiten weerspiegelt.</text:p>
        <text:p text:style-name="P48"/>
        <text:p text:style-name="P19" loext:marker-style-name="T41"/>
        <text:h text:style-name="P20" text:outline-level="2">Competentiegebieden en competenties</text:h>
        <text:p text:style-name="P49" loext:marker-style-name="T40"><text:span text:style-name="T40">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40"/></text:p>
        <text:p text:style-name="Standard"/>
        <text:p text:style-name="Standard">[Voeg Figuur 5 in]</text:p>
        <text:p text:style-name="Standard"/>
      </text:section>
      <text:p text:style-name="P50"/>
      <text:p text:style-name="Standard"><text:bookmark text:name="_bookmark15"/><text:bookmark text:name="_Table_2._DigComp_3.0_competence_area_an"/><text:bookmark-start text:name="_Hlk218678678"/><text:span text:style-name="T38">Tabel</text:span><text:span text:style-name="T72"> </text:span><text:span text:style-name="T38">The</text:span><text:span text:style-name="T73"> </text:span><text:span text:style-name="T3">2.2</text:span><text:span text:style-name="T74"> </text:span><text:span text:style-name="T3">embodies</text:span><text:span text:style-name="T74"> </text:span><text:span text:style-name="T3">needs</text:span><text:span text:style-name="T74"> </text:span><text:span text:style-name="T3">gebied</text:span><text:span text:style-name="T75"> </text:span><text:span text:style-name="T3">en</text:span><text:span text:style-name="T74"> </text:span><text:span text:style-name="T3">needs</text:span><text:span text:style-name="T74"> </text:span><text:span text:style-name="T3">titels</text:span><text:span text:style-name="T74"> </text:span><text:span text:style-name="T3">en</text:span><text:span text:style-name="T74"> </text:span><text:span text:style-name="T62">beschrijvingen.</text:span></text:p>
      <text:p text:style-name="Standard"/>
      <text:p text:style-name="Standard">[insert table 2]</text:p>
      <text:p text:style-name="Standard"/>
      <text:p text:style-name="Standard">Annex 1 compares DigComp 3.0 with the previous version by providing an overview of the changes (</text:p>
      <text:h text:style-name="P51" text:outline-level="2">Beheersingsniveau</text:h>
      <text:h text:style-name="Heading_20_3" text:outline-level="3"><text:bookmark text:name="2.4.1_PROFICIENCY_LEVEL_DESCRIPTIONS"/></text:h>
      <text:h text:style-name="Heading_20_3" text:outline-level="3">PROFICIENCY</text:h>
      <text:p text:style-name="Standard" loext:marker-style-name="T6">In DigComp 3.0, proficiency levels describe the level of digital competence acquisition of an individual on the basis of a combination of cognitive demand, task<text:span text:style-name="T6">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span text:style-name="T6"/></text:p>
      <text:p text:style-name="Standard"/>
      <text:p text:style-name="Standard" loext:marker-style-name="T40"><text:span text:style-name="T40">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40"/></text:p>
      <text:p text:style-name="P52"/>
      <text:p text:style-name="P53"><text:span text:style-name="T76">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54" loext:marker-style-name="T3"/>
      <text:p text:style-name="Standard">Tabel 3. DigComp 3.0 beschrijvingen en doeleinden van beheersingsniveaus.</text:p>
      <text:p text:style-name="P39"/>
      <text:p text:style-name="Standard">[insert table 3]</text:p>
      <text:p text:style-name="P56"><draw:custom-shape text:anchor-type="char" draw:z-index="48" draw:name="Graphic 346" draw:style-name="gr22" draw:text-style-name="P14" svg:width="0.036cm" svg:height="0.036cm" svg:x="28.302cm" svg:y="-0.03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Annex 1 compares DigComp 3.0 with the previous version by providing an overview of the changes (</text:p>
      <text:p text:style-name="P56"/>
      <text:section text:style-name="Sect1" text:name="Sectie1">
        <text:p text:style-name="P57" loext:marker-style-name="T38"><text:bookmark text:name="Box_2._Guiding_notes_and_definitions_rel"/><text:bookmark text:name="_bookmark17"/></text:p>
        <text:p text:style-name="P58"><text:span text:style-name="T38">Box 2. Guiding notes and definitions related to DigComp 3.0 proficiency levels.</text:span></text:p>
        <text:p text:style-name="Standard">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p>
        <text:p text:style-name="Standard">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p>
        <text:p text:style-name="Standard">At</text:p>
        <text:p text:style-name="P59"/>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0" loext:marker-style-name="T71"/>
        <text:p text:style-name="P61"><text:span text:style-name="T7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Annex 1 compares DigComp 3.0 with the previous version by providing an overview of the changes (</text:p>
        <text:p text:style-name="Standard"><text:bookmark text:name="_bookmark18"/><text:bookmark text:name="2.5_Learning_outcomes"/></text:p>
        <text:h text:style-name="P11" text:outline-level="2">Leerresultaten</text:h>
        <text:p text:style-name="P62"><text:span text:style-name="T79">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62"><text:span text:style-name="T79">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62"><text:span text:style-name="T7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
        <text:p text:style-name="Standard"><text:span text:style-name="T7">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rd"/>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
        <text:p text:style-name="Standard">For the development of DigComp 3.0, the JRC, with input from experts and stakeholders, has carefully considered the balance between</text:p>
        <text:p text:style-name="Standard"/>
      </text:section>
      <text:section text:style-name="Sect1" text:name="Sectie2">
        <text:p text:style-name="P42"><text:bookmark text:name="2.6_AI_competence_in_DigComp_3.0"/><text:bookmark text:name="_bookmark19"/></text:p>
        <text:h text:style-name="P4" text:outline-level="2">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6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Section 3 Annex 2and learning outcomes in broad guide only.as AI-explicit or AI-implicit is intended as a</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64">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p>
          </text:list-item>
          <text:list-item>
            <text:p text:style-name="P64">Example(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64">Example(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p>
          </text:list-item>
          <text:list-item>
            <text:p text:style-name="P64">Examples: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Annex 1 compares DigComp 3.0 with the previous version by providing an overview of the changes (</text:p>
        <text:p text:style-name="P65" loext:marker-style-name="T54"><text:bookmark text:name="3._DIGCOMP_3.0_FRAMEWORK"/><text:bookmark text:name="_bookmark21"/></text:p>
        <text:p text:style-name="P65" loext:marker-style-name="T54"/>
        <text:p text:style-name="P37" loext:marker-style-name="T68"/>
        <text:h text:style-name="P38" text:outline-level="1">DIGCOMP 3.0 RAAMWERK</text:h>
        <text:h text:style-name="P4" text:outline-level="2">Howto read DigComp 3.0</text:h>
        <text:p text:style-name="Standard">This</text:p>
        <text:p text:style-name="Standard"/>
        <text:p text:style-name="Standard">Figuur 6. Hoe DigComp 3.0 te lezen.</text:p>
        <text:p text:style-name="P12" loext:marker-style-name="T7"/>
        <text:p text:style-name="Standard"><text:span text:style-name="T7">[figuur 6 invoegen]</text:span></text:p>
        <text:p text:style-name="P66" loext:marker-style-name="T54"/>
        <text:p text:style-name="Standard">Annex 1 compares DigComp 3.0 with the previous version by providing an overview of the changes (</text:p>
        <text:p text:style-name="Standard"/>
      </text:section>
      <text:h text:style-name="P67" text:outline-level="1">DigComp</text:h>
      <text:p text:style-name="Standard"/>
      <text:p text:style-name="Standard">[insert DigComp 3.docx]</text:p>
      <text:p text:style-name="Standard"/>
      <text:h text:style-name="P68" text:outline-level="1">SLOTOPMERKINGEN</text:h>
      <text:p text:style-name="P69"><draw:custom-shape text:anchor-type="char" draw:z-index="50" draw:name="Graphic 972"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70" loext:marker-style-name="T47"/>
      <text:section text:style-name="Sect1" text:name="Sectie3">
        <text:p text:style-name="P71" loext:marker-style-name="T82"><text:bookmark text:name="REFERENCES"/><text:bookmark text:name="_bookmark25"/></text:p>
        <text:h text:style-name="P72" text:outline-level="1" loext:marker-style-name="T83"><text:span text:style-name="T83">REFERENCES</text:span><text:span text:style-name="T83"/></text:h>
        <text:p text:style-name="P73" loext:marker-style-name="T83"/>
        <text:p text:style-name="P74"><text:span text:style-name="T83">[references.docx invoegen]</text:span></text:p>
        <text:p text:style-name="Standard"/>
        <text:p text:style-name="Standard"/>
      </text:section>
      <text:h text:style-name="P75" text:outline-level="1"><text:bookmark text:name="LIST_OF_ACRONYMS"/><text:bookmark text:name="_bookmark26"/>LIST OF <text:span text:style-name="T1">ACRONYMS</text:span></text:h>
      <text:p text:style-name="P10" loext:marker-style-name="T3"/>
      <text:p text:style-name="Standard">[Insert Acronyms.docx]</text:p>
      <text:p text:style-name="Standard"/>
      <text:h text:style-name="P76" text:outline-level="1">GLOSSARYOF TERMS AND DEFINITIONS</text:h>
      <text:p text:style-name="P10" loext:marker-style-name="T3"/>
      <text:p text:style-name="Text_20_body" loext:marker-style-name="T3"><text:span text:style-name="T3">[Insert Glossary.docx]</text:span><text:span text:style-name="T3"/></text:p>
      <text:p text:style-name="P77" loext:marker-style-name="T3"/>
      <text:p text:style-name="P10" loext:marker-style-name="T3"/>
      <text:h text:style-name="Heading_20_1" text:outline-level="1">BIJLAGEN</text:h>
      <text:h text:style-name="P4" text:outline-level="2">Bijlage 1: Vergelijking van DigComp 2.2 en DigComp 3.0</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78"/>
      <text:p text:style-name="P79" loext:marker-style-name="T84"><text:bookmark text:name="Table_A1._A_comparison_of_the_components"/><text:span text:style-name="T38">Table</text:span><text:span text:style-name="T85"> </text:span><text:span text:style-name="T38">A1.</text:span><text:span text:style-name="T60"> </text:span><text:span text:style-name="T3">A</text:span><text:span text:style-name="T61"> </text:span><text:span text:style-name="T3">comparison of</text:span><text:span text:style-name="T61"> </text:span><text:span text:style-name="T3">the</text:span><text:span text:style-name="T61"> </text:span><text:span text:style-name="T3">components of</text:span><text:span text:style-name="T61"> </text:span><text:span text:style-name="T3">DigComp</text:span><text:span text:style-name="T61"> </text:span><text:span text:style-name="T3">2.2 and</text:span><text:span text:style-name="T61"> </text:span><text:span text:style-name="T3">2.2 </text:span><text:span text:style-name="T84">3.0.</text:span></text:p>
      <text:p text:style-name="P79"/>
      <table:table table:name="Tabel6" table:style-name="Tabel6">
        <table:table-column table:style-name="Tabel6.A"/>
        <table:table-column table:style-name="Tabel6.B"/>
        <table:table-row table:style-name="Tabel6.1">
          <table:table-cell table:style-name="Tabel6.A1" office:value-type="string">
            <text:p text:style-name="P80"><text:span text:style-name="T86">Component</text:span></text:p>
          </table:table-cell>
          <table:table-cell table:style-name="Tabel6.B1" office:value-type="string">
            <text:p text:style-name="P81"><text:span text:style-name="T87">Comparison of DigComp 2.2 and DigComp 3.3</text:span></text:p>
          </table:table-cell>
        </table:table-row>
        <table:table-row table:style-name="Tabel6.2">
          <table:table-cell table:style-name="Tabel6.A2" office:value-type="string">
            <text:p text:style-name="P82"><text:span text:style-name="T88">Definitie</text:span></text:p>
          </table:table-cell>
          <table:table-cell table:style-name="Tabel6.B2" office:value-type="string">
            <text:p text:style-name="P83"><text:span text:style-name="T3">The definition of digital competence used in DigComp 2.2 continues to be used unchanged in DigComp 3.0.</text:span></text:p>
          </table:table-cell>
        </table:table-row>
        <table:table-row table:style-name="Tabel6.3">
          <table:table-cell table:style-name="Tabel6.A3" office:value-type="string">
            <text:p text:style-name="P84"><text:span text:style-name="T88">Competence areas</text:span></text:p>
          </table:table-cell>
          <table:table-cell table:style-name="Tabel6.B3" office:value-type="string">
            <text:p text:style-name="P85"><text:span text:style-name="T3">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3">
          <table:table-cell table:style-name="Tabel6.A4" office:value-type="string">
            <text:p text:style-name="P86"><text:span text:style-name="T88">Competences</text:span></text:p>
          </table:table-cell>
          <table:table-cell table:style-name="Tabel6.B4" office:value-type="string">
            <text:p text:style-name="P87"><text:span text:style-name="T3">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5">
          <table:table-cell table:style-name="Tabel6.A5" office:value-type="string">
            <text:p text:style-name="P88"><text:span text:style-name="T89">Proficiency levels</text:span></text:p>
          </table:table-cell>
          <table:table-cell table:style-name="Tabel6.B5" office:value-type="string">
            <text:p text:style-name="P89"><text:span text:style-name="T3">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span></text:p>
            <text:p text:style-name="P90"><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91"><text:span text:style-name="T90">Examples of knowledge, skills and attitudes</text:span></text:p>
          </table:table-cell>
          <table:table-cell table:style-name="Tabel6.B6" office:value-type="string">
            <text:p text:style-name="P92"><text:span text:style-name="T3">Referred to as ‘Dimension 4’ in DigComp 2.2, not reproduced in DigComp 3.0. DigComp 3.0 uses Dimension 4 as a foundational base from which to build the learning outcomes (see Annex 3 for more details), adding developments that have occurred since DigComp 2.2 was published in 2022.</text:span></text:p>
          </table:table-cell>
        </table:table-row>
        <table:table-row table:style-name="Tabel6.7">
          <table:table-cell table:style-name="Tabel6.A7" office:value-type="string">
            <text:p text:style-name="P93"><text:span text:style-name="T90">Use cases (employment and learning scenarios)</text:span></text:p>
          </table:table-cell>
          <table:table-cell table:style-name="Tabel6.B7" office:value-type="string">
            <text:p text:style-name="P94" loext:marker-style-name="T3"/>
            <text:p text:style-name="P95"><text:span text:style-name="T3">Referred to as ‘Dimension 5’ in DigComp 2.2, not reproduced in DigComp 3.0.</text:span></text:p>
          </table:table-cell>
        </table:table-row>
        <table:table-row table:style-name="Tabel6.8">
          <table:table-cell table:style-name="Tabel6.A8" office:value-type="string">
            <text:p text:style-name="P96"><text:span text:style-name="T88">Competence statements</text:span></text:p>
          </table:table-cell>
          <table:table-cell table:style-name="Tabel6.B8" office:value-type="string">
            <text:p text:style-name="P85"><text:span text:style-name="T3">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span></text:p>
          </table:table-cell>
        </table:table-row>
        <table:table-row table:style-name="Tabel6.3">
          <table:table-cell table:style-name="Tabel6.A9" office:value-type="string">
            <text:p text:style-name="P97"><text:span text:style-name="T88">Learning outcomes</text:span></text:p>
          </table:table-cell>
          <table:table-cell table:style-name="Tabel6.B9" office:value-type="string">
            <text:p text:style-name="P98"><text:span text:style-name="T3">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span></text:p>
          </table:table-cell>
        </table:table-row>
        <table:table-row table:style-name="Tabel6.10">
          <table:table-cell table:style-name="Tabel6.A10" office:value-type="string">
            <text:p text:style-name="P99"><text:span text:style-name="T88">Verklarende woordenlijst</text:span></text:p>
          </table:table-cell>
          <table:table-cell table:style-name="Tabel6.B10" office:value-type="string">
            <text:p text:style-name="P100"><text:span text:style-name="T3">Not a part of the integrated framework as such, the Glossary of Terms and Definitions of DigComp 3.0 has been significantly expanded from the Glossary in DigComp 2.2 to include some 120 terms to support consistent interpretation.</text:span></text:p>
          </table:table-cell>
        </table:table-row>
      </table:table>
      <text:p text:style-name="Standard">Source: JRC own elaboration.</text:p>
      <text:p text:style-name="P101" loext:marker-style-name="T11"/>
      <text:p text:style-name="P10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03"/>
      <text:p text:style-name="Standard"><text:bookmark text:name="Table_A2._Detailed_description_of_change"/><text:span text:style-name="T38">Table</text:span><text:span text:style-name="T60"> </text:span><text:span text:style-name="T38">A2.</text:span><text:span text:style-name="T95"> </text:span><text:span text:style-name="T3">Detailed</text:span><text:span text:style-name="T61"> </text:span><text:span text:style-name="T3">description of changes</text:span><text:span text:style-name="T61"> </text:span><text:span text:style-name="T3">made to competence</text:span><text:span text:style-name="T61"> </text:span><text:span text:style-name="T3">areas and competences</text:span><text:span text:style-name="T61"> </text:span><text:span text:style-name="T3">in DigComp</text:span><text:span text:style-name="T61"> </text:span><text:span text:style-name="T3">3.0 compared with</text:span><text:span text:style-name="T61"> </text:span><text:span text:style-name="T3">DigComp 2.2, together</text:span><text:span text:style-name="T61"> </text:span><text:span text:style-name="T3">with rationale -</text:span><text:span text:style-name="T61"> </text:span><text:span text:style-name="T3">Deleties zijn </text:span><text:span text:style-name="T96">in</text:span> <text:span text:style-name="T97">strikethrough</text:span><text:span text:style-name="T3">;</text:span><text:span text:style-name="T98"> </text:span><text:span text:style-name="T3">additions are</text:span><text:span text:style-name="T61"> </text:span><text:span text:style-name="T99">underlined</text:span><text:span text:style-name="T3">; rationale is</text:span><text:span text:style-name="T61"> </text:span><text:span text:style-name="T3">in </text:span><text:span text:style-name="T100">blauw </text:span><text:span text:style-name="T101">font</text:span><text:span text:style-name="T62">.</text:span></text:p>
      <text:p text:style-name="P104" loext:marker-style-name="T3"/>
      <text:p text:style-name="Standard">[Invoegen tabel A2.docx]</text:p>
      <text:p text:style-name="Standard"/>
      <text:p text:style-name="Standard">Source: JRC own elaboration.</text:p>
      <text:section text:style-name="Sect1" text:name="Sectie4">
        <text:p text:style-name="P105" loext:marker-style-name="T11"/>
        <text:p text:style-name="P106">Table A3 shows how the DigComp 3.0 proficiency levels can be mapped to the 8 levels of DigComp 2.2 and also to a 6-level mapping that is used in some applications of DigComp. These aresuggested</text:p>
        <text:p text:style-name="P63"/>
        <text:p text:style-name="P10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64"><text:span text:style-name="T64">Beheersingsniveau</text:span><text:span text:style-name="T64"/></text:p>
              <text:p text:style-name="P108" loext:marker-style-name="T64"/>
            </table:table-cell>
            <table:table-cell table:style-name="Tabel7.A1" office:value-type="string">
              <text:p text:style-name="P108" loext:marker-style-name="T64"/>
            </table:table-cell>
            <table:table-cell table:style-name="Tabel7.A1" office:value-type="string">
              <text:p text:style-name="P17" loext:marker-style-name="T64"><text:span text:style-name="T64">6-niveaus voorgestelde toewijzing</text:span><text:span text:style-name="T64"/></text:p>
            </table:table-cell>
            <table:table-cell table:style-name="Tabel7.A1" office:value-type="string">
              <text:p text:style-name="P108" loext:marker-style-name="T64"/>
            </table:table-cell>
            <table:table-cell table:style-name="Tabel7.A1" office:value-type="string">
              <text:p text:style-name="P17" loext:marker-style-name="T64"><text:span text:style-name="T64">Korte beschrijving</text:span><text:span text:style-name="T64"/></text:p>
            </table:table-cell>
            <table:table-cell table:style-name="Tabel7.A1" office:value-type="string">
              <text:p text:style-name="P17" loext:marker-style-name="T64"><text:span text:style-name="T64">Doel</text:span><text:span text:style-name="T64"/></text:p>
            </table:table-cell>
          </table:table-row>
          <table:table-row table:style-name="Tabel7.1">
            <table:table-cell table:style-name="Tabel7.A1" table:number-rows-spanned="2" office:value-type="string">
              <text:p text:style-name="P17">Basis</text:p>
            </table:table-cell>
            <table:table-cell table:style-name="Tabel7.A1" office:value-type="string">
              <text:p text:style-name="P17">describes</text:p>
            </table:table-cell>
            <table:table-cell table:style-name="Tabel7.A1" office:value-type="string">
              <text:p text:style-name="P17">A1</text:p>
            </table:table-cell>
            <table:table-cell table:style-name="Tabel7.A1" table:number-rows-spanned="2" office:value-type="string">
              <text:p text:style-name="P17">Op basisniveau onthouden en voeren personen eenvoudige taken uit met begeleiding waar nodig.</text:p>
            </table:table-cell>
            <table:table-cell table:style-name="Tabel7.A1" office:value-type="string">
              <text:p text:style-name="P17">Aan de onderkant van het basisniveau hebben individuen begeleiding nodig om veel of de meeste eenvoudige taken te herkennen en uit te voeren.</text:p>
            </table:table-cell>
            <table:table-cell table:style-name="Tabel7.A1" table:number-rows-spanned="2" office:value-type="string">
              <text:p text:style-name="P17"/>
              <text:p text:style-name="P17"/>
              <text:p text:style-name="P17">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17">provides</text:p>
            </table:table-cell>
            <table:table-cell table:style-name="Tabel7.A1" office:value-type="string">
              <text:p text:style-name="P17">A2</text:p>
            </table:table-cell>
            <table:covered-table-cell table:style-name="Tabel7.A1"/>
            <table:table-cell table:style-name="Tabel7.A1" office:value-type="string">
              <text:p text:style-name="P17">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17">Gemiddeld</text:p>
            </table:table-cell>
            <table:table-cell table:style-name="Tabel7.A1" office:value-type="string">
              <text:p text:style-name="P17">provides</text:p>
            </table:table-cell>
            <table:table-cell table:style-name="Tabel7.A1" office:value-type="string">
              <text:p text:style-name="P17">B1</text:p>
            </table:table-cell>
            <table:table-cell table:style-name="Tabel7.A1" table:number-rows-spanned="2" office:value-type="string">
              <text:p text:style-name="P17">Op gemiddeld niveau identificeren en voeren personen welgedefinieerde taken uit en lossen ze welgedefinieerde problemen autonoom op.</text:p>
            </table:table-cell>
            <table:table-cell table:style-name="Tabel7.A1" office:value-type="string">
              <text:p text:style-name="P17">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17"/>
              <text:p text:style-name="P17"/>
              <text:p text:style-name="P17">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17">summarises</text:p>
            </table:table-cell>
            <table:table-cell table:style-name="Tabel7.A1" office:value-type="string">
              <text:p text:style-name="P17">B2</text:p>
            </table:table-cell>
            <table:covered-table-cell table:style-name="Tabel7.A1"/>
            <table:table-cell table:style-name="Tabel7.A1" office:value-type="string">
              <text:p text:style-name="P17">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17">Geavanceerd</text:p>
            </table:table-cell>
            <table:table-cell table:style-name="Tabel7.A1" office:value-type="string">
              <text:p text:style-name="P17">shows</text:p>
            </table:table-cell>
            <table:table-cell table:style-name="Tabel7.A1" table:number-rows-spanned="2" office:value-type="string">
              <text:p text:style-name="P17">C1</text:p>
            </table:table-cell>
            <table:table-cell table:style-name="Tabel7.A1" table:number-rows-spanned="2" office:value-type="string">
              <text:p text:style-name="P17">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17">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17"/>
              <text:p text:style-name="P17">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17">Zeer geavanceer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Op zeer geavanceerd niveau beoordelen, evalueren en lossen personen zeer complexe of gespecialiseerde problemen op om nieuwe oplossingen te creëren of bestaande aan te passen, waarbij ze anderen leiden en begeleiden indien en wanneer nodig.</text:p>
            </table:table-cell>
            <table:table-cell table:style-name="Tabel7.A1" office:value-type="string">
              <text:p text:style-name="P17">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17">Om persoonlijke, leer- en/of werkdoelen te ondersteunen, anderen te helpen effectief deel te nemen aan de samenleving, anderen te leiden of te ondersteunen bij het bereiken van complexe doelen, en/of leiding te 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an de bovenkant van het zeer gevorderde niveau leiden en begeleiden individuen anderen bij het creëren van oplossingen voor zeer complexe of gespecialiseerde problemen.</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19" loext:marker-style-name="T41"><text:bookmark text:name="Annex_2:_DigComp_3.0_learning_outcomes"/><text:bookmark text:name="_bookmark33"/></text:p>
        <text:h text:style-name="P109" text:outline-level="2">Bijlage 2: DigComp 3.0 Leerresultaten</text:h>
        <text:h text:style-name="Heading_20_3" text:outline-level="3"><text:bookmark text:name="A2.1_Features"/></text:h>
        <text:h text:style-name="Heading_20_3" text:outline-level="3">A2.1</text:h>
        <text:p text:style-name="P110">Each</text:p>
        <text:p text:style-name="P111"><text:bookmark text:name="Table_A4:_Examples_of_learning_outcome_s"/><text:span text:style-name="T38">Table</text:span><text:span text:style-name="T65"> </text:span><text:span text:style-name="T38">A4:</text:span><text:span text:style-name="T102"> </text:span><text:span text:style-name="T3">Example</text:span><text:span text:style-name="T62"> </text:span><text:span text:style-name="T3">Article</text:span><text:span text:style-name="T61"> </text:span><text:span text:style-name="T3">Brussels:</text:span><text:span text:style-name="T61"> </text:span><text:span text:style-name="T3">are</text:span><text:span text:style-name="T61"> </text:span><text:span text:style-name="T62">(in</text:span> </text:p>
        <text:p text:style-name="P11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66">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Beheersingsniveau</text:p>
            </table:table-cell>
            <table:table-cell table:style-name="Tabel8.A1" office:value-type="string">
              <text:p text:style-name="P17">Leerresultaatverklaring</text:p>
            </table:table-cell>
          </table:table-row>
          <table:table-row table:style-name="Tabel8.3">
            <table:table-cell table:style-name="Tabel8.A1" office:value-type="string">
              <text:p text:style-name="P17"><draw:custom-shape text:anchor-type="char" draw:z-index="57" draw:name="Group 1147" draw:style-name="gr4" draw:text-style-name="P5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55" draw:name="Group 1149" draw:style-name="gr4" draw:text-style-name="P5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4" draw:name="Group 1151" draw:style-name="gr22" draw:text-style-name="P14"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s</text:p>
            </table:table-cell>
            <table:table-cell table:style-name="Tabel8.A1" office:value-type="string">
              <text:p text:style-name="P17">Veelvoorkomende vormen en toepassingen van digitale identiteit identificeren.</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Gemiddeld</text:p>
            </table:table-cell>
            <table:table-cell table:style-name="Tabel8.A1" office:value-type="string">
              <text:p text:style-name="P17">Passende digitale zoekhulpmiddelen selecteren op basis van informatiebehoeften.</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0" draw:name="Group 1155" draw:style-name="gr23" draw:text-style-name="P5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Geavanceerd</text:p>
            </table:table-cell>
            <table:table-cell table:style-name="Tabel8.A1" office:value-type="string">
              <text:p text:style-name="P17">Prioriteit geven aan transparante en ethische praktijken bij taken voor integratie en herbewerking van digitale inhoud.</text:p>
            </table:table-cell>
          </table:table-row>
        </table:table>
        <text:p text:style-name="Standard">Annex 1 compares DigComp 3.0 with the previous version by providing an overview of the changes (</text:p>
        <text:p text:style-name="P113" loext:marker-style-name="T11"/>
        <text:p text:style-name="P114" loext:marker-style-name="T2"/>
        <text:p text:style-name="P31"><text:span text:style-name="T2">Table A5 </text:span>lists examples of verbs for learning outcomes describing knowledge, skills<text:span text:style-name="T7"> </text:span>and<text:span text:style-name="T7"> </text:span>attitudes<text:span text:style-name="T7"> </text:span>at<text:span text:style-name="T7"> </text:span>Basic,<text:span text:style-name="T7"> </text:span>Intermediate,<text:span text:style-name="T7"> </text:span>Advanced<text:span text:style-name="T7"> </text:span>and<text:span text:style-name="T7"> </text:span>Highly<text:span text:style-name="T7"> </text:span>Advanced<text:span text:style-name="T7"> </text:span>levels. The choice of verbs is guided by Bloom’s taxonomy (Anderson &amp; Krathwohl, 2001), considering also relevant features of other taxonomies (e.g. Irvine,<text:span text:style-name="T34"> </text:span>2021). Some verbs repeat across levels in Table A5. This is intentional, since the content of learning outcomes does not only vary by cognitive demand (which is suggested by the verb) but also varies in level of complexity and autonomy (which<text:span text:style-name="T10"> </text:span>are<text:span text:style-name="T10"> </text:span>suggested<text:span text:style-name="T10"> </text:span>in<text:span text:style-name="T10"> </text:span>the<text:span text:style-name="T10"> </text:span>object<text:span text:style-name="T10"> </text:span>of<text:span text:style-name="T10"> </text:span>each<text:span text:style-name="T10"> </text:span>learning<text:span text:style-name="T10"> </text:span>outcome<text:span text:style-name="T7"> </text:span>statement).<text:span text:style-name="T10"> </text:span><text:span text:style-name="T2">Box</text:span><text:span text:style-name="T77"> </text:span><text:span text:style-name="T2">A1 </text:span>summarises the main features of the DigComp 3.0 learning outcomes.</text:p>
        <text:p text:style-name="P115"/>
        <text:p text:style-name="P116" loext:marker-style-name="T79"><text:span text:style-name="T79">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79"/></text:p>
        <text:p text:style-name="P117" loext:marker-style-name="T79"><text:bookmark text:name="_bookmark34"/><text:bookmark text:name="Table_A5:_Examples_of_verbs_used_for_lea"/></text:p>
        <text:p text:style-name="P118"><text:span text:style-name="T38">Table</text:span><text:span text:style-name="T102"> </text:span><text:span text:style-name="T38">A5:</text:span><text:span text:style-name="T103"> </text:span><text:span text:style-name="T3">Example</text:span><text:span text:style-name="T96"> </text:span><text:span text:style-name="T3">Article</text:span><text:span text:style-name="T96"> </text:span><text:span text:style-name="T3">werkwoorden</text:span><text:span text:style-name="T96"> </text:span><text:span text:style-name="T3">gebruikte</text:span><text:span text:style-name="T96"> </text:span><text:span text:style-name="T3">example,</text:span><text:span text:style-name="T96"> </text:span><text:span text:style-name="T3">Brussels:</text:span><text:span text:style-name="T96"> </text:span><text:span text:style-name="T3">are</text:span><text:span text:style-name="T96"> </text:span><text:span text:style-name="T3">beschrijven</text:span><text:span text:style-name="T96"> </text:span><text:span text:style-name="T3">kennis,</text:span><text:span text:style-name="T96"> </text:span><text:span text:style-name="T3">vaardigheden en houdingen.</text:span><text:span text:style-name="T104">11</text:span></text:p>
        <text:p text:style-name="P119" loext:marker-style-name="T3"/>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64"><text:span text:style-name="T64">Niveau</text:span><text:span text:style-name="T64"/></text:p>
            </table:table-cell>
            <table:table-cell table:style-name="Tabel9.A1" office:value-type="string">
              <text:p text:style-name="P17" loext:marker-style-name="T64"><text:span text:style-name="T64">Korte beschrijving van het beheersingsniveau</text:span><text:span text:style-name="T64"/></text:p>
            </table:table-cell>
            <table:table-cell table:style-name="Tabel9.A1" office:value-type="string">
              <text:p text:style-name="P17"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17">Basis</text:p>
            </table:table-cell>
            <table:table-cell table:style-name="Tabel9.A1" office:value-type="string">
              <text:p text:style-name="P17">Onthouden en uitvoeren van eenvoudige taken met begeleiding waar nodig.</text:p>
            </table:table-cell>
            <table:table-cell table:style-name="Tabel9.A1" office:value-type="string">
              <text:p text:style-name="P17">Kennis: Herkennen, Identificeren, Onderscheiden tussen</text:p>
              <text:p text:style-name="P17">Vaardigheden: Gebruik, Toepassen, Implementeren</text:p>
              <text:p text:style-name="P17">Houdingen: Erkennen van het belang, Erkennen van de voordelen</text:p>
            </table:table-cell>
          </table:table-row>
          <table:table-row table:style-name="Tabel9.3">
            <table:table-cell table:style-name="Tabel9.A1" office:value-type="string">
              <text:p text:style-name="P17">Gemiddeld</text:p>
            </table:table-cell>
            <table:table-cell table:style-name="Tabel9.A1" office:value-type="string">
              <text:p text:style-name="P17">Autonoom identificeren en uitvoeren van welomschreven taken en oplossen van welomschreven problemen.</text:p>
            </table:table-cell>
            <table:table-cell table:style-name="Tabel9.A1" office:value-type="string">
              <text:p text:style-name="P17">Kennis: Herkennen, Identificeren, Onderscheiden tussen, Definiëren, Beschrijven</text:p>
              <text:p text:style-name="P17">Vaardigheden: Gebruik, Toepassen, Selecteren, Beoordelen</text:p>
              <text:p text:style-name="P17">Houdingen: Erkennen van het belang, Erkennen van de voordelen, Prioriteren, Doelbewust verkennen, Deelnemen aan</text:p>
            </table:table-cell>
          </table:table-row>
          <table:table-row table:style-name="Tabel9.4">
            <table:table-cell table:style-name="Tabel9.A1" office:value-type="string">
              <text:p text:style-name="P17">Geavanceerd</text:p>
            </table:table-cell>
            <table:table-cell table:style-name="Tabel9.A1" office:value-type="string">
              <text:p text:style-name="P17">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17">Kennis: Identificeren, Definiëren, Beschrijven</text:p>
              <text:p text:style-name="P17">Vaardigheden: Beoordelen, Toepassen, Combineren, Anderen helpen, Anderen ondersteunen</text:p>
              <text:p text:style-name="P17">Houdingen: Erkennen van het belang, Erkennen van de voordelen, Rekening houden met, Prioriteren, Voortdurend verkennen</text:p>
            </table:table-cell>
          </table:table-row>
          <table:table-row table:style-name="Tabel9.5">
            <table:table-cell table:style-name="Tabel9.A1" office:value-type="string">
              <text:p text:style-name="P17">Zeer geavanceerd</text:p>
            </table:table-cell>
            <table:table-cell table:style-name="Tabel9.A1" office:value-type="string">
              <text:p text:style-name="P17">Zeer complexe of gespecialiseerde 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17">Kennis: Geen leerresultaten op het gebied van kennis zijn opgenomen in zeer geavanceerde niveaus: Dit element is vastgelegd onder Houdingen (op de hoogte blijven).</text:p>
              <text:p text:style-name="P17">Vaardigheden: Beoordelen en evalueren, Ontwikkelen en implementeren, Leiden of bijdragen aan, Ontwerpen, Adviseren, Uitleggen</text:p>
              <text:p text:style-name="P17">Attitudes: Het belang erkennen, De voordelen erkennen, Blijf op de hoogte van, Bevorderen en ondersteunen</text:p>
            </table:table-cell>
          </table:table-row>
        </table:table>
        <text:p text:style-name="Standard">Annex 1 compares DigComp 3.0 with the previous version by providing an overview of the changes (</text:p>
        <text:p text:style-name="P120">Kader A1: Belangrijkste kenmerken van de DigComp 3.0-leerresultaten.</text:p>
        <text:p text:style-name="P121" loext:marker-style-name="T62"/>
        <text:p text:style-name="Standard">Er zijn in totaal 523 leerresultaten. Het aantal leerresultaten varieert per competentie.</text:p>
        <text:p text:style-name="Standard">DigComp 3.0 Leerresultaten zijn elk gekoppeld aan één beheersingsniveau (Basic, Intermediate, Advanced, Highly Advanced), en worden gegroepeerd op basis van competentie en of ze verwijzen naar kennis, vaardigheid of houding. Ze zijn elk gelabeld als AI-explicit, AI-implicit, of noch AI-explicit of AI-implicit, wat bedoeld is als een algemene richtlijn. Zie Sectie 2.6 voor meer informatie over hoe de AI-labels geïnterpreteerd moeten worden.
==WEBLATE_PART==</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p>
        <text:p text:style-name="Standard">The</text:p>
        <text:p text:style-name="Standard">Each</text:p>
        <text:p text:style-name="Standard">De nummering van de competentieverklaringen (Sectie 3) en de leerresultaten (in deze bijlage) komt niet overeen, aangezien er meer leerresultaten zijn dan competentieverklaringen. Bijvoorbeeld, de inhoud van CS1.1.08 komt niet overeen met LO1.1.08.</text:p>
        <text:p text:style-name="Standard">Annex 1 compares DigComp 3.0 with the previous version by providing an overview of the changes (</text:p>
      </text:section>
      <text:h text:style-name="P122" text:outline-level="5"><text:bookmark text:name="A2.2_Practical_considerations"/><text:bookmark text:name="_bookmark35"/><text:span text:style-name="T106">A2.2</text:span><text:span text:style-name="T107"> </text:span><text:span text:style-name="T106">Praktisch</text:span><text:span text:style-name="T108"> </text:span><text:span text:style-name="T109">Overwegingen</text:span></text:h>
      <text:p text:style-name="Standard">Based</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23">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23">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23">Evalueer vroeg in het project het DigComp 3.0-kader, zodat de betrokkenen er vertrouwd mee raken.</text:p>
        </text:list-item>
        <text:list-item>
          <text:p text:style-name="P123">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23">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23">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23">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23">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24"><text:span text:style-name="T38">Aanbevolen literatuur:</text:span></text:p>
      <text:list text:style-name="WWNum10">
        <text:list-item>
          <text:p text:style-name="P125"><text:span text:style-name="T110">Cedefop’s (2022) </text:span><text:a xlink:type="simple" xlink:href="https://www.cedefop.europa.eu/en/publications/4209" text:style-name="ListLabel_20_187" text:visited-style-name="ListLabel_20_187"><text:span text:style-name="T111">Het definiëren, schrijven en toepassen van Leerresultaten – Een Europees Handboek (tweede editie)</text:span></text:a><text:span text:style-name="T112"> </text:span><text:span text:style-name="T3">is bedoeld voor individuen en instellingen die betrokken zijn bij het definiëren en schrijven van Leerresultaten.</text:span><text:span text:style-name="T84"> </text:span><text:span text:style-name="T3">are</text:span><text:span text:style-name="T84"> </text:span><text:span text:style-name="T3">Het</text:span><text:span text:style-name="T84"> </text:span><text:span text:style-name="T3">biedt</text:span><text:span text:style-name="T84"> </text:span><text:span text:style-name="T3">concreet</text:span><text:span text:style-name="T84"> </text:span><text:span text:style-name="T3">voorbeelden</text:span><text:span text:style-name="T84"> </text:span><text:span text:style-name="T3">en</text:span><text:span text:style-name="T84"> </text:span><text:span text:style-name="T3">biedt</text:span><text:span text:style-name="T84"> </text:span><text:span text:style-name="T3">een</text:span><text:span text:style-name="T84"> </text:span><text:span text:style-name="T3">overzicht</text:span><text:span text:style-name="T84"> </text:span><text:span text:style-name="T3">Article</text:span><text:span text:style-name="T84"> </text:span><text:span text:style-name="T3">users</text:span><text:span text:style-name="T84"> </text:span><text:span text:style-name="T3">richtlijnen</text:span><text:span text:style-name="T84"> </text:span><text:span text:style-name="T3">en</text:span><text:span text:style-name="T84"> </text:span><text:span text:style-name="T3">onderzoek.</text:span><text:span text:style-name="T84"> </text:span><text:span text:style-name="T3">Cedefop</text:span><text:span text:style-name="T84"> </text:span><text:span text:style-name="T3">Learning</text:span><text:span text:style-name="T84"> </text:span><text:span text:style-name="T3">heeft</text:span><text:span text:style-name="T84"> </text:span><text:span text:style-name="T3">ook</text:span><text:span text:style-name="T84"> </text:span><text:span text:style-name="T3">ontwikkeld</text:span><text:span text:style-name="T84"> </text:span><text:span text:style-name="T3">een</text:span><text:span text:style-name="T84"> </text:span><text:a xlink:type="simple" xlink:href="https://data.europa.eu/data/datasets/learning-outcomes-resources?locale=en" text:style-name="ListLabel_20_188" text:visited-style-name="ListLabel_20_188"><text:span text:style-name="T3">dataset met richtmateriaal</text:span></text:a><text:span text:style-name="T3">.</text:span></text:p>
        </text:list-item>
        <text:list-item>
          <text:p text:style-name="P126"><text:span text:style-name="T110">Internationaal</text:span><text:span text:style-name="T113"> </text:span><text:span text:style-name="T110">Commission</text:span><text:span text:style-name="T113"> </text:span><text:span text:style-name="T110">(2012).</text:span><text:span text:style-name="T113"> </text:span><text:span text:style-name="T110">en</text:span><text:span text:style-name="T113"> </text:span><text:span text:style-name="T110">Vereniging</text:span><text:span text:style-name="T113"> </text:span><text:span text:style-name="T110">Article</text:span><text:span text:style-name="T113"> </text:span><text:span text:style-name="T110">Commission</text:span><text:span text:style-name="T113"> </text:span><text:span text:style-name="T110">Uitgevers</text:span><text:span text:style-name="T113"> </text:span><text:span text:style-name="T110">Defining,</text:span><text:span text:style-name="T113"> </text:span><text:a xlink:type="simple" xlink:href="https://www.testpublishers.org/assets/Guidelines%20for%20Technology-Based%20Assessment%20v2022.11.08.pdf" text:style-name="ListLabel_20_187" text:visited-style-name="ListLabel_20_187"><text:span text:style-name="T111">Richtlijnen voor technologiegebaseerde beoordeling (versie 1.1)</text:span></text:a><text:span text:style-name="T114"> </text:span><text:span text:style-name="T3">biedt</text:span><text:span text:style-name="T61"> </text:span><text:span text:style-name="T3">richtlijnen</text:span><text:span text:style-name="T61"> </text:span><text:span text:style-name="T3">en</text:span><text:span text:style-name="T61"> </text:span><text:span text:style-name="T3">beste</text:span><text:span text:style-name="T61"> </text:span><text:span text:style-name="T3">praktijken</text:span><text:span text:style-name="T61"> </text:span><text:span text:style-name="T3">example,</text:span><text:span text:style-name="T61"> </text:span><text:span text:style-name="T115">development</text:span><text:span text:style-name="T3">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27" text:outline-level="2">A2.3 Leerresultaten</text:h>
      <text:p text:style-name="P128"><text:span text:style-name="T79">Leren</text:span><text:span text:style-name="T118"> </text:span><text:span text:style-name="T79">are</text:span><text:span text:style-name="T119"> </text:span><text:span text:style-name="T79">defined</text:span><text:span text:style-name="T118"> </text:span><text:span text:style-name="T79">ook</text:span><text:span text:style-name="T119"> </text:span><text:span text:style-name="T79">available</text:span><text:span text:style-name="T119"> </text:span><text:span text:style-name="T79">in</text:span><text:span text:style-name="T118"> </text:span><text:span text:style-name="T79">spreadsheet</text:span><text:span text:style-name="T119"> </text:span><text:span text:style-name="T79">formaat</text:span><text:span text:style-name="T118"> </text:span><text:span text:style-name="T79">en</text:span><text:span text:style-name="T119"> </text:span><text:span text:style-name="T79">heeft</text:span><text:span text:style-name="T119"> </text:span><text:span text:style-name="T79">een</text:span><text:span text:style-name="T118"> </text:span><text:span text:style-name="T79">linked</text:span><text:span text:style-name="T119"> </text:span><text:span text:style-name="T79">open</text:span><text:span text:style-name="T119"> </text:span><text:span text:style-name="T79">dataset</text:span><text:span text:style-name="T118"> </text:span><text:span text:style-name="T79">in</text:span><text:span text:style-name="T119"> </text:span><text:span text:style-name="T79">JSON</text:span><text:span text:style-name="T118"> </text:span><text:span text:style-name="T79">formats</text:span><text:span text:style-name="T119"> </text:span><text:span text:style-name="T79">on</text:span><text:span text:style-name="T119"> </text:span><text:span text:style-name="T79">development</text:span><text:span text:style-name="T118">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20">JRC-DigComp webruimte</text:span></text:a><text:span text:style-name="T118">.</text:span></text:p>
      <text:p text:style-name="Standard"/>
      <text:p text:style-name="Standard">[Insert Learning Outcomes.docx]</text:p>
      <text:p text:style-name="Standard"/>
      <text:section text:style-name="Sect1" text:name="Sectie6">
        <text:p text:style-name="P19" loext:marker-style-name="T41"><text:bookmark text:name="Annex_3:_Phases_in_the_development_of_Di"/><text:bookmark text:name="_bookmark55"/></text:p>
        <text:h text:style-name="P20" text:outline-level="2">Annex 3: Phases in the development of DigComp3.0</text:h>
        <text:p text:style-name="P129">Development work on DigComp 3.0 took place across four phases. Many individuals</text:p>
        <text:p text:style-name="P129"/>
        <text:h text:style-name="Heading_20_3" text:outline-level="3">PHASE</text:h>
        <text:p text:style-name="P130">Initial scoping work took place during December 2023-June 2024. It consisted of a call for DigComp-related submissions and their analysis, and a scoping literature</text:p>
        <text:h text:style-name="P131" text:outline-level="4">FASE 1.1: DIGCOMP-BIJDRAGEN EN VASTSTELLING VAN DE 'BASISSET' LEERRESULTATEN</text:h>
        <text:p text:style-name="P132"/>
        <text:p text:style-name="P133">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63"/>
        <text:p text:style-name="P134">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32"/>
        <text:p text:style-name="P135">A</text:p>
        <text:p text:style-name="P132"/>
        <text:p text:style-name="P136">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63"/>
        <text:p text:style-name="P137"><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138"/>
        <text:h text:style-name="P139" text:outline-level="4">FASE 1.2: LITERATUUR- EN BELEIDSONDERZOEK VOOR DE GAP-ANALYSE VAN DE DIGCOMP-LEERRESULTATEN 'BASISSET'</text:h>
        <text:p text:style-name="P140"/>
        <text:p text:style-name="P141">In parallel with the DigComp submissions, the JRC researched and compiled information</text:p>
        <text:p text:style-name="P132"/>
        <text:p text:style-name="P142">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43">The</text:p>
      </text:section>
      <text:p text:style-name="P144" loext:marker-style-name="T3"/>
      <text:p text:style-name="Standard" loext:marker-style-name="T84"><text:bookmark text:name="Table_A6._Illustrative_examples_of_sourc"/><text:span text:style-name="T38">Table</text:span><text:span text:style-name="T85"> </text:span><text:span text:style-name="T38">A6.</text:span><text:span text:style-name="T60"> </text:span><text:span text:style-name="T3">Illustrative</text:span><text:span text:style-name="T61"> </text:span><text:span text:style-name="T3">voorbeelden</text:span><text:span text:style-name="T61"> </text:span><text:span text:style-name="T3">sources,</text:span><text:span text:style-name="T61"> </text:span><text:span text:style-name="T3">consulted during</text:span><text:span text:style-name="T61"> </text:span><text:span text:style-name="T3">development</text:span><text:span text:style-name="T61"> </text:span><text:span text:style-name="T3">of</text:span><text:span text:style-name="T61"> </text:span><text:span text:style-name="T3">2.2 </text:span><text:span text:style-name="T84">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145" loext:marker-style-name="T125"><text:span text:style-name="T126">Auteurs</text:span><text:span text:style-name="T125"/></text:p>
          </table:table-cell>
          <table:table-cell table:style-name="Tabel10.B1" office:value-type="string">
            <text:p text:style-name="P145" loext:marker-style-name="T125"><text:span text:style-name="T126">Thema</text:span><text:span text:style-name="T125"/></text:p>
          </table:table-cell>
          <table:table-cell table:style-name="Tabel10.B1" office:value-type="string">
            <text:p text:style-name="P145" loext:marker-style-name="T126"><text:span text:style-name="T126">Description and relevance to DigComp</text:span><text:span text:style-name="T126"/></text:p>
          </table:table-cell>
        </table:table-row>
        <table:table-row table:style-name="Tabel10.2">
          <table:table-cell table:style-name="Tabel10.A2" office:value-type="string">
            <text:p text:style-name="P145" loext:marker-style-name="T127"><text:span text:style-name="T128">Long &amp; Magerko (2020)</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Veel geciteerde definitie en competenties voor AI-geletterdheid, inclusief beschrijvingen van specifieke competenties, meegenomen in de gap-analyse.</text:span><text:span text:style-name="T128"/></text:p>
          </table:table-cell>
        </table:table-row>
        <table:table-row table:style-name="Tabel10.3">
          <table:table-cell table:style-name="Tabel10.A2" office:value-type="string">
            <text:p text:style-name="P145" loext:marker-style-name="T129"><text:a xlink:type="simple" xlink:href="https://www.sciencedirect.com/science/article/pii/S2666920X21000357" text:style-name="ListLabel_20_190" text:visited-style-name="ListLabel_20_190"><text:span text:style-name="T130">Ng et al. (2021)</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Verkennende review van 30 bronnen uit 12 landen, waarvan 7 in Europa, om vier gemeenschappelijke elementen te identificeren en een taxonomie te beschrijven gebaseerd op Bloom; meegenomen in de aanpak voor de integratie van AI-competentie.</text:span><text:span text:style-name="T128"/></text:p>
          </table:table-cell>
        </table:table-row>
        <table:table-row table:style-name="Tabel10.1">
          <table:table-cell table:style-name="Tabel10.A2" office:value-type="string">
            <text:p text:style-name="P145" loext:marker-style-name="T129"><text:a xlink:type="simple" xlink:href="https://www.tandfonline.com/doi/full/10.1080/0144929X.2022.2072768" text:style-name="ListLabel_20_190" text:visited-style-name="ListLabel_20_190"><text:span text:style-name="T130">Wang et al. (2022)</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Definitie van AI-geletterdheid en AI-geletterdheidsschaal met 12 items, meegenomen in de gap-analyse.</text:span><text:span text:style-name="T128"/></text:p>
          </table:table-cell>
        </table:table-row>
        <table:table-row table:style-name="Tabel10.3">
          <table:table-cell table:style-name="Tabel10.A2" office:value-type="string">
            <text:p text:style-name="P145" loext:marker-style-name="T129"><text:a xlink:type="simple" xlink:href="http://www.ai-comp.org/" text:style-name="ListLabel_20_190" text:visited-style-name="ListLabel_20_190"><text:span text:style-name="T130">Ehlers et al. (2024)</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AICOMP-studie en raamwerk – toekomstige vaardigheden die nodig zijn voor een leef- en werkomgeving die gevormd wordt door AI. 12 competentievelden worden beschreven; meegenomen in de gap-analyse.</text:span><text:span text:style-name="T128"/></text:p>
          </table:table-cell>
        </table:table-row>
        <table:table-row table:style-name="Tabel10.2">
          <table:table-cell table:style-name="Tabel10.A2" office:value-type="string">
            <text:p text:style-name="P145" loext:marker-style-name="T127"><text:span text:style-name="T128">UNESCO (2022)</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In kaart brengen van door de overheid goedgekeurde AI-curricula. Bevat een definitie van AI-geletterdheid en 222 leerresultaten die op DigComp zijn gemapt voor de gap-analyse.</text:span><text:span text:style-name="T128"/></text:p>
          </table:table-cell>
        </table:table-row>
        <table:table-row table:style-name="Tabel10.2">
          <table:table-cell table:style-name="Tabel10.A2" office:value-type="string">
            <text:p text:style-name="P145" loext:marker-style-name="T127"><text:span text:style-name="T128">Di Vinadio et al. (2023)</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AI-competenties voor ambtenaren: 9 competenties werden geëxtraheerd voor de gap-analyse.</text:span><text:span text:style-name="T128"/></text:p>
          </table:table-cell>
        </table:table-row>
        <table:table-row table:style-name="Tabel10.8">
          <table:table-cell table:style-name="Tabel10.A2" office:value-type="string">
            <text:p text:style-name="P145" loext:marker-style-name="T127"><text:span text:style-name="T128">Miao et al. (2024)</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7"><text:span text:style-name="T128">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7"/></text:p>
          </table:table-cell>
        </table:table-row>
        <table:table-row table:style-name="Tabel10.9">
          <table:table-cell table:style-name="Tabel10.A2" office:value-type="string">
            <text:p text:style-name="P145" loext:marker-style-name="T129"><text:a xlink:type="simple" xlink:href="https://digitalpromise.dspacedirect.org/server/api/core/bitstreams/c09bc1b5-a869-4fc3-b47b-c3bfd6575ca0/content" text:style-name="ListLabel_20_190" text:visited-style-name="ListLabel_20_190"><text:span text:style-name="T130">Mills et al. (2024)</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8"/></text:p>
          </table:table-cell>
        </table:table-row>
        <table:table-row table:style-name="Tabel10.3">
          <table:table-cell table:style-name="Tabel10.A2" office:value-type="string">
            <text:p text:style-name="P145" loext:marker-style-name="T129"><text:a xlink:type="simple" xlink:href="https://f4i.hbox.at/index.php/s/4gN4p3j3Bb33GyH" text:style-name="ListLabel_20_190" text:visited-style-name="ListLabel_20_190"><draw:custom-shape text:anchor-type="char" draw:z-index="73" draw:name="Vrije vorm: vorm 15" draw:style-name="gr11" draw:text-style-name="P5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14" draw:style-name="gr11" draw:text-style-name="P5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3" draw:style-name="gr12" draw:text-style-name="P146"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30">Nárosy et al. (2022)</text:span></text:a></text:p>
          </table:table-cell>
          <table:table-cell table:style-name="Tabel10.B2" office:value-type="string">
            <text:p text:style-name="P145" loext:marker-style-name="T127"><text:span text:style-name="T128">digitale competentie</text:span><text:span text:style-name="T127"/></text:p>
          </table:table-cell>
          <table:table-cell table:style-name="Tabel10.B2" office:value-type="string">
            <text:p text:style-name="P145" loext:marker-style-name="T128"><text:span text:style-name="T128">De Oostenrijkse aanpassing, DigComp 2.3 AT – Gebied 0 (Basisprincipes, Toegang en Digitaal Begrip) – stuurde de behandeling van digitale basiscompetentie in DigComp 3.0.</text:span><text:span text:style-name="T128"/></text:p>
          </table:table-cell>
        </table:table-row>
        <table:table-row table:style-name="Tabel10.9">
          <table:table-cell table:style-name="Tabel10.A2" office:value-type="string">
            <text:p text:style-name="P145" loext:marker-style-name="T129"><text:a xlink:type="simple" xlink:href="http://www.dcds-project.eu/wp-content/uploads/2020/02/D9_DCD-Methodology-and-content_v2.pdf" text:style-name="ListLabel_20_190" text:visited-style-name="ListLabel_20_190"><text:span text:style-name="T130">Kluzer et al.</text:span></text:a></text:p>
          </table:table-cell>
          <table:table-cell table:style-name="Tabel10.B2" office:value-type="string">
            <text:p text:style-name="P145" loext:marker-style-name="T127"><text:span text:style-name="T128">digitale competentie</text:span><text:span text:style-name="T127"/></text:p>
          </table:table-cell>
          <table:table-cell table:style-name="Tabel10.B2" office:value-type="string">
            <text:p text:style-name="P145" loext:marker-style-name="T128"><text:span text:style-name="T128">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8"/></text:p>
          </table:table-cell>
        </table:table-row>
        <table:table-row table:style-name="Tabel10.8">
          <table:table-cell table:style-name="Tabel10.A2" office:value-type="string">
            <text:p text:style-name="P145" loext:marker-style-name="T127"><text:a xlink:type="simple" xlink:href="https://eurydice.eacea.ec.europa.eu/publications/informatics-education-school-europe" text:style-name="ListLabel_20_191" text:visited-style-name="ListLabel_20_191"><text:span text:style-name="T128">Eurydice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7"/></text:p>
          </table:table-cell>
        </table:table-row>
        <table:table-row table:style-name="Tabel10.8">
          <table:table-cell table:style-name="Tabel10.A2" office:value-type="string">
            <text:p text:style-name="P145" loext:marker-style-name="T127"><text:a xlink:type="simple" xlink:href="https://op.europa.eu/en/publication-detail/-/publication/bbf875ec-a5a2-11ec-83e1-01aa75ed71a1" text:style-name="ListLabel_20_191" text:visited-style-name="ListLabel_20_191"><text:span text:style-name="T128">Bocconi et al.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7"/></text:p>
          </table:table-cell>
        </table:table-row>
        <table:table-row table:style-name="Tabel10.3">
          <table:table-cell table:style-name="Tabel10.A2" office:value-type="string">
            <text:p text:style-name="P145" loext:marker-style-name="T127"><text:a xlink:type="simple" xlink:href="https://www.oecd.org/en/topics/sub-issues/learning-in-the-digital-world/pisa-2025-learning-in-the-digital-world.html" text:style-name="ListLabel_20_191" text:visited-style-name="ListLabel_20_191"><text:span text:style-name="T128">OECD (2023)</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Raamwerk voor PISA 2025 – 'leren in een digitale wereld'-raamwerk – competentiemodel voor computationele probleemoplossing. 18 competentiebeschrijvingen werden geëxtraheerd voor de gap-analyse.</text:span><text:span text:style-name="T127"/></text:p>
          </table:table-cell>
        </table:table-row>
        <table:table-row table:style-name="Tabel10.3">
          <table:table-cell table:style-name="Tabel10.A2" office:value-type="string">
            <text:p text:style-name="P145" loext:marker-style-name="T127"><text:span text:style-name="T128">Duckworth &amp; Fraillon (2025)</text:span><text:span text:style-name="T127"/></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ICILS-beoordelingsraamwerk – definities van computer- en informatiegeletterdheid, en computational thinking. 25 competentievoorbeelden werden geëxtraheerd voor de gap-analyse.</text:span><text:span text:style-name="T127"/></text:p>
          </table:table-cell>
        </table:table-row>
        <table:table-row table:style-name="Tabel10.2">
          <table:table-cell table:style-name="Tabel10.A2" office:value-type="string">
            <text:p text:style-name="P145" loext:marker-style-name="T127"><text:span text:style-name="T128">DALI-projectconsortium (2023)</text:span><text:span text:style-name="T127"/></text:p>
          </table:table-cell>
          <table:table-cell table:style-name="Tabel10.B2" office:value-type="string">
            <text:p text:style-name="P145" loext:marker-style-name="T128"><text:span text:style-name="T128">Datageletterdheid en digitaal burgerschap</text:span><text:span text:style-name="T128"/></text:p>
          </table:table-cell>
          <table:table-cell table:style-name="Tabel10.B2" office:value-type="string">
            <text:p text:style-name="P145" loext:marker-style-name="T128"><text:span text:style-name="T128">DALI-datageletterdheidsraamwerk voor burgerschap – 37 leerdoelen werden door het JRC op DigComp gemapt als onderdeel van de gap-analyse.</text:span><text:span text:style-name="T128"/></text:p>
          </table:table-cell>
        </table:table-row>
        <table:table-row table:style-name="Tabel10.2">
          <table:table-cell table:style-name="Tabel10.A2" office:value-type="string">
            <text:p text:style-name="P145" loext:marker-style-name="T127"><text:a xlink:type="simple" xlink:href="https://www.detectproject.eu/wp-content/uploads/2021/09/DETECT-Report-1-The-CDL-Framework.pdf" text:style-name="ListLabel_20_191" text:visited-style-name="ListLabel_20_191"><text:span text:style-name="T128">Gouseti et al. (2021)</text:span></text:a></text:p>
          </table:table-cell>
          <table:table-cell table:style-name="Tabel10.B2" office:value-type="string">
            <text:p text:style-name="P145" loext:marker-style-name="T127"><text:span text:style-name="T128">Kritische digitale geletterdheden</text:span><text:span text:style-name="T127"/></text:p>
          </table:table-cell>
          <table:table-cell table:style-name="Tabel10.B2" office:value-type="string">
            <text:p text:style-name="P145" loext:marker-style-name="T127"><text:span text:style-name="T128">DETECT-project – raamwerk voor kritische digitale geletterdheden voor opvoeders: competenties zijn georganiseerd op een manier die consistent is met DigComp. Opgenomen in de gap-analyse.</text:span><text:span text:style-name="T127"/></text:p>
          </table:table-cell>
        </table:table-row>
        <table:table-row table:style-name="Tabel10.8">
          <table:table-cell table:style-name="Tabel10.A2" office:value-type="string">
            <text:p text:style-name="P145" loext:marker-style-name="T127"><text:a xlink:type="simple" xlink:href="https://bera-journals.onlinelibrary.wiley.com/doi/10.1002/rev3.3425" text:style-name="ListLabel_20_191" text:visited-style-name="ListLabel_20_191"><draw:custom-shape text:anchor-type="char" draw:z-index="68" draw:name="Vrije vorm: vorm 12" draw:style-name="gr11" draw:text-style-name="P5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6" draw:name="Vrije vorm: vorm 11" draw:style-name="gr11" draw:text-style-name="P55"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0" draw:name="Vrije vorm: vorm 10" draw:style-name="gr22"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Ilomäki et al. (2023)</text:span></text:a></text:p>
          </table:table-cell>
          <table:table-cell table:style-name="Tabel10.B2" office:value-type="string">
            <text:p text:style-name="P145" loext:marker-style-name="T127"><text:span text:style-name="T128">Kritische digitale geletterdheden</text:span><text:span text:style-name="T127"/></text:p>
          </table:table-cell>
          <table:table-cell table:style-name="Tabel10.B2" office:value-type="string">
            <text:p text:style-name="P145" loext:marker-style-name="T127"><text:span text:style-name="T128">Systematische review van kritische digitale geletterdheid, gebaseerd 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span text:style-name="T127"/></text:p>
          </table:table-cell>
        </table:table-row>
        <table:table-row table:style-name="Tabel10.3">
          <table:table-cell table:style-name="Tabel10.A2" office:value-type="string">
            <text:p text:style-name="P145" loext:marker-style-name="T127"><text:span text:style-name="T128">Fernández-Prados et al. (2021)</text:span><text:span text:style-name="T127"/></text:p>
          </table:table-cell>
          <table:table-cell table:style-name="Tabel10.B2" office:value-type="string">
            <text:p text:style-name="P145" loext:marker-style-name="T127"><text:span text:style-name="T131">Digitaal burgerschap</text:span><text:span text:style-name="T132"/></text:p>
          </table:table-cell>
          <table:table-cell table:style-name="Tabel10.B2" office:value-type="string">
            <text:p text:style-name="P145" loext:marker-style-name="T128"><text:span text:style-name="T128">Beoordeling van de conceptualisering en meting van digitaal burgerschap. Het aanhangsel bij het artikel bevat ongeveer 80 items van bestaande schalen, opgenomen in de gap-analyse, in het bijzonder voor de competenties 2.3, 1.2, 2.6, 4.2 en 4.3.</text:span><text:span text:style-name="T128"/></text:p>
          </table:table-cell>
        </table:table-row>
        <table:table-row table:style-name="Tabel10.3">
          <table:table-cell table:style-name="Tabel10.A2" office:value-type="string">
            <text:p text:style-name="P145" loext:marker-style-name="T127"><text:a xlink:type="simple" xlink:href="https://elibrary.utb.de/doi/epdf/10.3224/dms.v14i1.09" text:style-name="ListLabel_20_191" text:visited-style-name="ListLabel_20_191"><text:span text:style-name="T128">Jaeger (2021)</text:span></text:a></text:p>
          </table:table-cell>
          <table:table-cell table:style-name="Tabel10.B2" office:value-type="string">
            <text:p text:style-name="P145" loext:marker-style-name="T127"><text:span text:style-name="T131">Digitaal burgerschap</text:span><text:span text:style-name="T132"/></text:p>
          </table:table-cell>
          <table:table-cell table:style-name="Tabel10.B2" office:value-type="string">
            <text:p text:style-name="P145" loext:marker-style-name="T127"><text:span text:style-name="T128">Systematische review van digitaal burgerschap, gebaseerd op 373 publicaties. Vier dimensies worden geïdentificeerd (digitale rechten en privacy; politieke betrokkenheid; digitale openbare diensten; training en leren). Meegenomen voor competentie 2.3.</text:span><text:span text:style-name="T127"/></text:p>
          </table:table-cell>
        </table:table-row>
        <table:table-row table:style-name="Tabel10.8">
          <table:table-cell table:style-name="Tabel10.A2" office:value-type="string">
            <text:p text:style-name="P145" loext:marker-style-name="T127"><draw:custom-shape text:anchor-type="char" draw:z-index="67" draw:name="Vrije vorm: vorm 9" draw:style-name="gr11" draw:text-style-name="P5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1" draw:name="Vrije vorm: vorm 8" draw:style-name="gr11" draw:text-style-name="P5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5" draw:name="Vrije vorm: vorm 7" draw:style-name="gr12" draw:text-style-name="P146"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Richardson &amp; Milovidov (2022)</text:span><text:span text:style-name="T127"/></text:p>
          </table:table-cell>
          <table:table-cell table:style-name="Tabel10.B2" office:value-type="string">
            <text:p text:style-name="P145" loext:marker-style-name="T127"><text:span text:style-name="T131">Digitaal burgerschap</text:span><text:span text:style-name="T132"/></text:p>
          </table:table-cell>
          <table:table-cell table:style-name="Tabel10.B2" office:value-type="string">
            <text:p text:style-name="P145" loext:marker-style-name="T127"><text:span text:style-name="T128">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7"/></text:p>
          </table:table-cell>
        </table:table-row>
        <table:table-row table:style-name="Tabel10.9">
          <table:table-cell table:style-name="Tabel10.A2" office:value-type="string">
            <text:p text:style-name="P145" loext:marker-style-name="T127"><text:a xlink:type="simple" xlink:href="https://cyber-citizen.eu/en/aineisto/summary/" text:style-name="ListLabel_20_191" text:visited-style-name="ListLabel_20_191"><text:span text:style-name="T128">Limnéll et al. (2023)</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8"/></text:p>
          </table:table-cell>
        </table:table-row>
        <table:table-row table:style-name="Tabel10.3">
          <table:table-cell table:style-name="Tabel10.A2" office:value-type="string">
            <text:p text:style-name="P145" loext:marker-style-name="T127"><text:a xlink:type="simple" xlink:href="https://www.concordia-h2020.eu/wp-content/uploads/2022/11/Teach-the-TeachersMethodology-for-publication.pdf" text:style-name="ListLabel_20_192" text:visited-style-name="ListLabel_20_192"><text:span text:style-name="T131">CONCORDIA
Consortium (2022)</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Methodologie en richtlijnen voor het onderwijzen van cyberveiligheid en cyberbeveiliging aan middelbare scholieren: Bevat 24 modules, waarvan de inhoud is opgenomen in de gap-analyse voor 4.1 en 4.2, evenals 2.6.</text:span><text:span text:style-name="T128"/></text:p>
          </table:table-cell>
        </table:table-row>
        <table:table-row table:style-name="Tabel10.3">
          <table:table-cell table:style-name="Tabel10.A2" office:value-type="string">
            <text:p text:style-name="P145" loext:marker-style-name="T127"><text:span text:style-name="T128">Polanco-Levicán &amp; Salvo-Garrido (2022)</text:span><text:span text:style-name="T127"/></text:p>
          </table:table-cell>
          <table:table-cell table:style-name="Tabel10.B2" office:value-type="string">
            <text:p text:style-name="P145" loext:marker-style-name="T127"><text:span text:style-name="T128">Media- en informatiegeletterdheid</text:span><text:span text:style-name="T127"/></text:p>
          </table:table-cell>
          <table:table-cell table:style-name="Tabel10.B2" office:value-type="string">
            <text:p text:style-name="P145" loext:marker-style-name="T128"><text:span text:style-name="T128">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8"/></text:p>
          </table:table-cell>
        </table:table-row>
        <table:table-row table:style-name="Tabel10.3">
          <table:table-cell table:style-name="Tabel10.A2" office:value-type="string">
            <text:p text:style-name="P145" loext:marker-style-name="T127"><text:span text:style-name="T128">CILIP Information Literacy Group (2021)</text:span><text:span text:style-name="T127"/></text:p>
          </table:table-cell>
          <table:table-cell table:style-name="Tabel10.B2" office:value-type="string">
            <text:p text:style-name="P145" loext:marker-style-name="T127"><text:span text:style-name="T128">Media- en informatiegeletterdheid</text:span><text:span text:style-name="T127"/></text:p>
          </table:table-cell>
          <table:table-cell table:style-name="Tabel10.B2" office:value-type="string">
            <text:p text:style-name="P145" loext:marker-style-name="T127"><text:span text:style-name="T128">Media and Information Literacy Alliance (MILA) raamwerk – gebouwd rond vijf levenslange doelen (geïnformeerd, mondig, gezond, sociaal bewust en verbonden zijn). Stuurde de behandeling van 1.2, 2.1, 2.2, 2.6 en 4.2.</text:span><text:span text:style-name="T127"/></text:p>
          </table:table-cell>
        </table:table-row>
        <table:table-row table:style-name="Tabel10.8">
          <table:table-cell table:style-name="Tabel10.A2" office:value-type="string">
            <text:p text:style-name="P145" loext:marker-style-name="T127"><text:span text:style-name="T128">HERMMES projectconsortium (2025)</text:span><text:span text:style-name="T127"/></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8"><text:span text:style-name="T128">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text:span><text:span text:style-name="T128"/></text:p>
          </table:table-cell>
        </table:table-row>
        <table:table-row table:style-name="Tabel10.2">
          <table:table-cell table:style-name="Tabel10.A2" office:value-type="string">
            <text:p text:style-name="P145" loext:marker-style-name="T127"><text:a xlink:type="simple" xlink:href="https://www.nature.com/articles/s44159-023-00153-4" text:style-name="ListLabel_20_191" text:visited-style-name="ListLabel_20_191"><text:span text:style-name="T128">Flayelle et al. (2023)</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Een review en beschrijving van ontwerpkenmerken van digitale technologieën die verslavend gedrag bevorderen. Meegenomen in de gap-analyse voor 4.3.</text:span><text:span text:style-name="T127"/></text:p>
          </table:table-cell>
        </table:table-row>
        <table:table-row table:style-name="Tabel10.9">
          <table:table-cell table:style-name="Tabel10.A2" office:value-type="string">
            <text:p text:style-name="P145" loext:marker-style-name="T127"><text:a xlink:type="simple" xlink:href="https://journals.sagepub.com/doi/full/10.1177/14614448211056851" text:style-name="ListLabel_20_191" text:visited-style-name="ListLabel_20_191"><draw:custom-shape text:anchor-type="char" draw:z-index="69" draw:name="Vrije vorm: vorm 6" draw:style-name="gr12" draw:text-style-name="P146"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72" draw:name="Vrije vorm: vorm 5" draw:style-name="gr22" draw:text-style-name="P14"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1" draw:name="Vrije vorm: vorm 4" draw:style-name="gr11" draw:text-style-name="P5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Burr et al. (2020)</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7"/></text:p>
          </table:table-cell>
        </table:table-row>
        <table:table-row table:style-name="Tabel10.9">
          <table:table-cell table:style-name="Tabel10.A2" office:value-type="string">
            <text:p text:style-name="P145" loext:marker-style-name="T127"><text:a xlink:type="simple" xlink:href="https://www.frontiersin.org/journals/psychiatry/articles/10.3389/fpsyt.2022.858515/full" text:style-name="ListLabel_20_191" text:visited-style-name="ListLabel_20_191"><text:span text:style-name="T128">Sun et al. (2022)</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7"/></text:p>
          </table:table-cell>
        </table:table-row>
        <table:table-row table:style-name="Tabel10.8">
          <table:table-cell table:style-name="Tabel10.A2" office:value-type="string">
            <text:p text:style-name="P145" loext:marker-style-name="T127"><text:a xlink:type="simple" xlink:href="https://www.mdpi.com/2227-9032/13/14/1769" text:style-name="ListLabel_20_191" text:visited-style-name="ListLabel_20_191"><text:span text:style-name="T128">Borges et al. (2025)</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7"/></text:p>
          </table:table-cell>
        </table:table-row>
        <table:table-row table:style-name="Tabel10.31">
          <table:table-cell table:style-name="Tabel10.A2" office:value-type="string">
            <text:p text:style-name="P145" loext:marker-style-name="T127"><text:a xlink:type="simple" xlink:href="https://www.sciencedirect.com/science/article/pii/S245195882400037X?via%253Dihub" text:style-name="ListLabel_20_191" text:visited-style-name="ListLabel_20_191"><text:span text:style-name="T128">Sala et al. (2024)</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span text:style-name="T127"/></text:p>
          </table:table-cell>
        </table:table-row>
        <table:table-row table:style-name="Tabel10.31">
          <table:table-cell table:style-name="Tabel10.A2" office:value-type="string">
            <text:p text:style-name="P145" loext:marker-style-name="T127"><draw:custom-shape text:anchor-type="char" draw:z-index="74" draw:name="Vrije vorm: vorm 3" draw:style-name="gr22"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0" draw:name="Vrije vorm: vorm 2" draw:style-name="gr11" draw:text-style-name="P5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7" draw:name="Vrije vorm: vorm 1" draw:style-name="gr12" draw:text-style-name="P146"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31">Priftis &amp; Panagiotakos (2023)</text:span><text:span text:style-name="T132"/></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Systematische review van schermtijd en gezondheidsgevolgen bij kinderen en jongeren waarbij 43 artikelen werden betrokken. Overmatige schermtijd werd geassocieerd met een verhoogd risico op obesitas en andere cardiometabole risicofactoren, mentale gezondheidsproblemen, ongezonde eetgewoonten en eetstoornissen, en problemen in de ontwikkeling en de ouder-kindrelatie. Ook slaap, fysieke activiteit, gezichtsvermogen, hoofdpijn en het bewegingsapparaat werden negatief beïnvloed. De effecten variëren echter per type media en de manier waarop de media werden gebruikt. Stuurde de behandeling van competentie 4.3.</text:span><text:span text:style-name="T127"/></text:p>
          </table:table-cell>
        </table:table-row>
      </table:table>
      <text:p text:style-name="Standard"/>
      <text:p text:style-name="P147" loext:marker-style-name="T133"/>
      <text:p text:style-name="P148" loext:marker-style-name="T134"/>
      <text:p text:style-name="P149"><draw:g text:anchor-type="as-char" draw:z-index="41" draw:name="Group 5580" draw:style-name="gr13"><draw:custom-shape draw:name="Graphic 5581" draw:style-name="gr14" draw:text-style-name="P150" svg:width="26.851cm" svg:height="0.034cm" svg:x="0cm" svg:y="0cm"><text:p/><draw:enhanced-geometry draw:mirror-horizontal="false" draw:mirror-vertical="false" draw:glue-points="?f39 0 ?f40 ?f41 ?f39 ?f42 0 ?f41" drawooo:sub-view-size="9665970 12700 9665970 12700 9665970 12700 9665970 12700" draw:text-areas="?f35 ?f38 ?f36 ?f37" svg:viewBox="0 0 0 0"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51" svg:width="3.377cm" svg:height="0.003cm" svg:x="0.088cm" svg:y="0.055cm"><text:p/><draw:enhanced-geometry draw:mirror-horizontal="false" draw:mirror-vertical="false" draw:glue-points="?f20 0 ?f21 ?f22 ?f20 ?f23 0 ?f22" drawooo:sub-view-size="1216025 1270" draw:text-areas="?f16 ?f19 ?f17 ?f18" svg:viewBox="0 0 0 0"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52" svg:width="3.518cm" svg:height="0.034cm" svg:x="0cm" svg:y="0.037cm"><text:p/><draw:enhanced-geometry draw:mirror-horizontal="false" draw:mirror-vertical="false" draw:glue-points="?f29 0 ?f30 ?f31 ?f29 ?f32 0 ?f31" drawooo:sub-view-size="1266825 12700 1266825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51" svg:width="2.433cm" svg:height="0.003cm" svg:x="3.572cm" svg:y="0.055cm"><text:p/><draw:enhanced-geometry draw:mirror-horizontal="false" draw:mirror-vertical="false" draw:glue-points="?f19 0 ?f20 ?f21 ?f19 ?f22 0 ?f21" drawooo:sub-view-size="876300 1270" draw:text-areas="?f15 ?f18 ?f16 ?f17" svg:viewBox="0 0 0 0"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52" svg:width="2.574cm" svg:height="0.034cm" svg:x="3.484cm" svg:y="0.037cm"><text:p/><draw:enhanced-geometry draw:mirror-horizontal="false" draw:mirror-vertical="false" draw:glue-points="?f26 0 ?f27 ?f28 ?f26 ?f29 0 ?f28" drawooo:sub-view-size="927100 12700 927100 12700" draw:text-areas="?f22 ?f25 ?f23 ?f24" svg:viewBox="0 0 0 0"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51" svg:width="20.686cm" svg:height="0.003cm" svg:x="6.112cm" svg:y="0.055cm"><text:p/><draw:enhanced-geometry draw:mirror-horizontal="false" draw:mirror-vertical="false" draw:glue-points="?f20 0 ?f21 ?f22 ?f20 ?f23 0 ?f22" drawooo:sub-view-size="7446645 1270" draw:text-areas="?f16 ?f19 ?f17 ?f18" svg:viewBox="0 0 0 0"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52" svg:width="20.827cm" svg:height="0.034cm" svg:x="6.024cm" svg:y="0.037cm"><text:p/><draw:enhanced-geometry draw:mirror-horizontal="false" draw:mirror-vertical="false" draw:glue-points="?f27 0 ?f28 ?f29 ?f27 ?f30 0 ?f29" drawooo:sub-view-size="7497445 12700 7497445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53"><text:span text:style-name="T54">Bron: Samengesteld door het JRC op basis van bestaande bronnen.</text:span></text:p>
      <text:h text:style-name="P154" text:outline-level="3">PHASE<text:span text:style-name="T135"> </text:span>2:<text:span text:style-name="T136"> </text:span>WORK<text:span text:style-name="T136"> </text:span>WITH<text:span text:style-name="T136"> </text:span><text:span text:style-name="T1">EXPERTS</text:span></text:h>
      <text:p text:style-name="P15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32"/>
      <text:h text:style-name="P131" text:outline-level="4">PHASE</text:h>
      <text:p text:style-name="P78"/>
      <text:p text:style-name="P15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32"/>
      <text:p text:style-name="P157">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58"/>
      <text:p text:style-name="P159">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deden ook suggesties over manieren om het gebruik van het raamwerk te ondersteunen, met name voor beoordeling, en om gebruikers te helpen navigeren door de nieuwe, toegevoegde complexiteit van het raamwerk.</text:p>
      <text:p text:style-name="P132"/>
      <text:p text:style-name="P160">In the final part of Step 1, ICF-Europe and Riina Vuorikari produced an internal summary<text:span text:style-name="T6"> </text:span>report<text:span text:style-name="T6"> </text:span>that<text:span text:style-name="T6"> </text:span>provided<text:span text:style-name="T6"> </text:span>options<text:span text:style-name="T6"> </text:span>and<text:span text:style-name="T6"> </text:span>recommendations<text:span text:style-name="T6"> </text:span>for<text:span text:style-name="T6"> </text:span>the<text:span text:style-name="T6"> </text:span>next<text:span text:style-name="T6"> </text:span>steps of development. Recommendations included:</text:p>
      <text:list text:style-name="WWNum16">
        <text:list-item>
          <text:p text:style-name="P161">Zorgen dat alle relevante digitale technologische ontwikkelingen en regelgeving zijn opgenomen.</text:p>
        </text:list-item>
        <text:list-item>
          <text:p text:style-name="P161">Clarifying</text:p>
        </text:list-item>
        <text:list-item>
          <text:p text:style-name="P161">Ensuring</text:p>
        </text:list-item>
        <text:list-item>
          <text:p text:style-name="P161">Verdere verfijningen aanbrengen in de formulering van de competentiegebieden en competenties.</text:p>
        </text:list-item>
        <text:list-item>
          <text:p text:style-name="P161">Ensuring that AI is fully represented across the framework (including what</text:p>
        </text:list-item>
        <text:list-item>
          <text:p text:style-name="P161">Using</text:p>
        </text:list-item>
        <text:list-item>
          <text:p text:style-name="P161">Providing</text:p>
        </text:list-item>
        <text:list-item>
          <text:p text:style-name="P161">Developing</text:p>
        </text:list-item>
      </text:list>
      <text:p text:style-name="P162"/>
      <text:h text:style-name="P131" text:outline-level="4">PHASE<text:span text:style-name="T136"> </text:span>2.2:<text:span text:style-name="T122"> </text:span>STEP<text:span text:style-name="T138"> </text:span>2<text:span text:style-name="T136"> </text:span>(JANUARY-JUNE<text:span text:style-name="T37"> </text:span><text:span text:style-name="T1">2025)</text:span></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text:soft-page-break/>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63"/>
      <text:h text:style-name="Heading_20_3" text:outline-level="3">PHASE<text:span text:style-name="T139"> </text:span>3:<text:span text:style-name="T117"> </text:span>STAKEHOLDER<text:span text:style-name="T117"> </text:span><text:span text:style-name="T1">CONSULTATION</text:span></text:h>
      <text:p text:style-name="Standard">Following</text:p>
      <text:p text:style-name="P164"><text:span text:style-name="T106">3.0</text:span></text:p>
      <text:p text:style-name="Standard">During the</text:p>
      <text:list text:style-name="WWNum17">
        <text:list-item>
          <text:p text:style-name="P165">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65">An optional online</text:p>
        </text:list-item>
        <text:list-item>
          <text:p text:style-name="P165">An</text:p>
        </text:list-item>
      </text:list>
      <text:p text:style-name="P166"/>
      <text:p text:style-name="Standard">In the final part of Step 1, ICF-Europe and Riina Vuorikari produced an internal summary</text:p>
      <text:p text:style-name="P132"/>
      <text:p text:style-name="Standard">In</text:p>
      <text:p text:style-name="Standard"/>
      <text:p text:style-name="Standard">About two-fifths of stakeholders represented national perspectives (37%), while</text:p>
      <text:p text:style-name="Standard"/>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
      <text:p text:style-name="Standard">An external stakeholder consultation process was carried out in April 2025, aimed at reaching a wide and balanced range of stakeholders (by sector, country,</text:p>
      <text:p text:style-name="P140"/>
      <text:p text:style-name="Text_20_body"><text:span text:style-name="T109">FEEDBACK</text:span></text:p>
      <text:p text:style-name="P167"/>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
      <text:p text:style-name="Standard">About two-fifths of stakeholders represented national perspectives (37%), while</text:p>
      <text:p text:style-name="Standard"/>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
      <text:p text:style-name="Standard">Most</text:p>
      <text:p text:style-name="Standard">3.0</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Below</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140"> </text:span>FRAMEWORK<text:span text:style-name="T141">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e 1: Deelnemers bespraken de vaardigheidsniveaus; valideerden de voorgestelde updates voor de competentiegebieden en competenties; en beoordeelden de voorgestelde leerresultaten voor vier van de 21 competenties (1.2, 2.3, 3.4 en 4.3). Deze vier competenties waren geselecteerd omdat ze vrij complex zijn of aanzienlijk zijn bijgewerkt ten opzichte van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text:soft-page-break/></text:p>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span text:style-name="T34"> </text:span><text:span text:style-name="T1">ACTIVITIES</text:spa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1">.</text:span></text:p>
      <text:h text:style-name="P168" text:outline-level="1">Contact the EU</text:h>
      <text:p text:style-name="Standard">Getting in touch with the EU</text:p>
      <text:p text:style-name="Standard"><text:span text:style-name="T3">In persoon</text:span></text:p>
      <text:p text:style-name="Standard"><text:span text:style-name="T3">All</text:span><text:span text:style-name="T98"> </text:span><text:span text:style-name="T3">over</text:span><text:span text:style-name="T98"> </text:span><text:span text:style-name="T3">development</text:span><text:span text:style-name="T98"> </text:span><text:span text:style-name="T3">Commission’s</text:span><text:span text:style-name="T98"> </text:span><text:span text:style-name="T3">of</text:span><text:span text:style-name="T98"> </text:span><text:span text:style-name="T3">there</text:span><text:span text:style-name="T98"> </text:span><text:span text:style-name="T3">defined</text:span><text:span text:style-name="T98"> </text:span><text:span text:style-name="T3">hundreds</text:span><text:span text:style-name="T98"> </text:span><text:span text:style-name="T3">Article</text:span><text:span text:style-name="T98"> </text:span><text:span text:style-name="T3">Europa</text:span><text:span text:style-name="T98"> </text:span><text:span text:style-name="T3">Direct</text:span><text:span text:style-name="T98"> </text:span><text:span text:style-name="T3">centra.</text:span><text:span text:style-name="T98"> </text:span><text:span text:style-name="T3">You</text:span><text:span text:style-name="T98"> </text:span><text:span text:style-name="T3">be</text:span><text:span text:style-name="T98"> </text:span><text:span text:style-name="T3">find</text:span><text:span text:style-name="T98"> </text:span><text:span text:style-name="T3">development</text:span><text:span text:style-name="T98"> </text:span><text:span text:style-name="T3">address</text:span><text:span text:style-name="T98"> </text:span><text:span text:style-name="T3">Article</text:span><text:span text:style-name="T98"> </text:span><text:span text:style-name="T3">development</text:span><text:span text:style-name="T98"> </text:span><text:span text:style-name="T3">centrum</text:span><text:span text:style-name="T98"> </text:span><text:span text:style-name="T3">nearest</text:span><text:span text:style-name="T98"> </text:span><text:span text:style-name="T3">you</text:span><text:span text:style-name="T98"> </text:span><text:span text:style-name="T3">online</text:span><text:span text:style-name="T98"> </text:span><text:span text:style-name="T3">(</text:span><text:a xlink:type="simple" xlink:href="https://european-union.europa.eu/contact-eu/meet-us_en" text:style-name="ListLabel_20_193" text:visited-style-name="ListLabel_20_193"><text:span text:style-name="T142">european-union.europa.eu/contact-eu/meet-</text:span></text:a><text:span text:style-name="T143"> </text:span><text:a xlink:type="simple" xlink:href="https://european-union.europa.eu/contact-eu/meet-us_en" text:style-name="ListLabel_20_194" text:visited-style-name="ListLabel_20_194"><text:span text:style-name="T144">us_en</text:span></text:a><text:span text:style-name="T62">).</text:span></text:p>
      <text:p text:style-name="Standard"><text:span text:style-name="T3">Telefonisch of schriftelijk</text:span></text:p>
      <text:p text:style-name="Standard"><text:span text:style-name="T3">Europe Direct is een dienst die uw vragen over de Europese Unie beantwoordt. U kunt contact opnemen met deze dienst:</text:span></text:p>
      <text:p text:style-name="Standard"><text:span text:style-name="T3">via het gratis nummer: 00 800 6 7 8 9 10 11 (sommige operatoren kunnen kosten in rekening brengen voor deze gesprekken),</text:span></text:p>
      <text:p text:style-name="Standard"><text:span text:style-name="T3">op het volgende standaardnummer: +32 22999696,</text:span></text:p>
      <text:p text:style-name="Standard"><text:span text:style-name="T3">via</text:span><text:span text:style-name="T145"> </text:span><text:span text:style-name="T3">development</text:span><text:span text:style-name="T96"> </text:span><text:span text:style-name="T3">volgende</text:span><text:span text:style-name="T96"> </text:span><text:span text:style-name="T3">formulier:</text:span><text:span text:style-name="T96"> </text:span><text:a xlink:type="simple" xlink:href="https://european-union.europa.eu/contact-eu/write-us_en" text:style-name="ListLabel_20_193" text:visited-style-name="ListLabel_20_193"><text:span text:style-name="T142">european-union.europa.eu/contact-eu/write-us_en</text:span></text:a><text:span text:style-name="T62">.</text:span></text:p>
      <text:p text:style-name="P2" loext:marker-style-name="T3"/>
      <text:p text:style-name="Standard">Finding information about the EU</text:p>
      <text:p text:style-name="Standard"><text:span text:style-name="T62">Online</text:span></text:p>
      <text:p text:style-name="Standard"><text:span text:style-name="T3">Information</text:span><text:span text:style-name="T98"> </text:span><text:span text:style-name="T3">about</text:span><text:span text:style-name="T98"> </text:span><text:span text:style-name="T3">the</text:span><text:span text:style-name="T62"> </text:span><text:span text:style-name="T3">European</text:span><text:span text:style-name="T98"> </text:span><text:span text:style-name="T3">Union</text:span><text:span text:style-name="T62"> </text:span><text:span text:style-name="T3">in</text:span><text:span text:style-name="T98"> </text:span><text:span text:style-name="T3">all</text:span><text:span text:style-name="T98"> </text:span><text:span text:style-name="T3">the</text:span><text:span text:style-name="T62"> </text:span><text:span text:style-name="T3">official</text:span><text:span text:style-name="T98"> </text:span><text:span text:style-name="T3">languages</text:span><text:span text:style-name="T62"> </text:span><text:span text:style-name="T3">of</text:span><text:span text:style-name="T98"> </text:span><text:span text:style-name="T3">the</text:span><text:span text:style-name="T62"> </text:span><text:span text:style-name="T3">EU</text:span><text:span text:style-name="T98"> </text:span><text:span text:style-name="T3">is</text:span><text:span text:style-name="T98"> </text:span><text:span text:style-name="T3">available</text:span><text:span text:style-name="T62"> </text:span><text:span text:style-name="T3">on</text:span><text:span text:style-name="T98"> </text:span><text:span text:style-name="T3">the</text:span><text:span text:style-name="T62"> </text:span><text:span text:style-name="T3">Europa</text:span><text:span text:style-name="T98"> </text:span><text:span text:style-name="T3">website</text:span><text:span text:style-name="T62"> </text:span><text:span text:style-name="T3">(</text:span><text:a xlink:type="simple" xlink:href="https://european-union.europa.eu/index_en" text:style-name="ListLabel_20_193" text:visited-style-name="ListLabel_20_193"><text:span text:style-name="T142">european-union.europa.eu)</text:span></text:a><text:span text:style-name="T62">.</text:span></text:p>
      <text:p text:style-name="Standard"><text:span text:style-name="T3">EU publications</text:span></text:p>
      <text:p text:style-name="Standard"><text:span text:style-name="T3">You</text:span><text:span text:style-name="T98"> </text:span><text:span text:style-name="T3">be</text:span><text:span text:style-name="T98"> </text:span><text:span text:style-name="T3">bekijken</text:span><text:span text:style-name="T98"> </text:span><text:span text:style-name="T3">of</text:span><text:span text:style-name="T98"> </text:span><text:span text:style-name="T3">bestellen</text:span><text:span text:style-name="T98"> </text:span><text:span text:style-name="T3">EU</text:span><text:span text:style-name="T98"> </text:span><text:span text:style-name="T3">publicaties</text:span><text:span text:style-name="T98"> </text:span><text:span text:style-name="T3">op</text:span><text:span text:style-name="T98"> </text:span><text:a xlink:type="simple" xlink:href="https://op.europa.eu/en/web/general-publications/publications" text:style-name="ListLabel_20_193" text:visited-style-name="ListLabel_20_193"><text:span text:style-name="T142">op.europa.eu/en/publications</text:span></text:a><text:span text:style-name="T3">.</text:span><text:span text:style-name="T98"> </text:span><text:span text:style-name="T3">Meerdere</text:span><text:span text:style-name="T98"> </text:span><text:span text:style-name="T3">kopieën</text:span><text:span text:style-name="T98"> </text:span><text:span text:style-name="T3">Article</text:span><text:span text:style-name="T98"> </text:span><text:span text:style-name="T3">gratis</text:span><text:span text:style-name="T98"> </text:span><text:span text:style-name="T3">publicaties</text:span><text:span text:style-name="T98"> </text:span><text:span text:style-name="T3">be</text:span><text:span text:style-name="T98"> </text:span><text:span text:style-name="T3">worden</text:span><text:span text:style-name="T98"> </text:span><text:span text:style-name="T3">verkregen</text:span><text:span text:style-name="T98"> </text:span><text:span text:style-name="T3">door</text:span><text:span text:style-name="T98"> </text:span><text:span text:style-name="T3">contacting</text:span><text:span text:style-name="T98"> </text:span><text:span text:style-name="T3">Europa</text:span><text:span text:style-name="T98"> </text:span><text:span text:style-name="T3">Direct</text:span><text:span text:style-name="T98"> </text:span><text:span text:style-name="T3">of</text:span><text:span text:style-name="T98"> </text:span><text:span text:style-name="T3">your</text:span><text:span text:style-name="T98"> </text:span><text:span text:style-name="T3">local documentation centre (</text:span><text:a xlink:type="simple" xlink:href="https://european-union.europa.eu/contact-eu/meet-us_en" text:style-name="ListLabel_20_193" text:visited-style-name="ListLabel_20_193"><text:span text:style-name="T142">european-union.europa.eu/contact-eu/meet-us_en</text:span></text:a><text:span text:style-name="T3">).</text:span></text:p>
      <text:p text:style-name="Standard"><text:span text:style-name="T3">EU law and related documents</text:span></text:p>
      <text:p text:style-name="Standard"><text:span text:style-name="T3">For</text:span><text:span text:style-name="T98"> </text:span><text:span text:style-name="T3">about</text:span><text:span text:style-name="T62"> </text:span><text:span text:style-name="T3">om</text:span><text:span text:style-name="T62"> </text:span><text:span text:style-name="T3">European</text:span><text:span text:style-name="T62"> </text:span><text:span text:style-name="T3">Information</text:span><text:span text:style-name="T62"> </text:span><text:span text:style-name="T3">in</text:span><text:span text:style-name="T98"> </text:span><text:span text:style-name="T3">development</text:span><text:span text:style-name="T62"> </text:span><text:span text:style-name="T3">EU,</text:span><text:span text:style-name="T62"> </text:span><text:span text:style-name="T3">official</text:span><text:span text:style-name="T62"> </text:span><text:span text:style-name="T3">all</text:span><text:span text:style-name="T62"> </text:span><text:span text:style-name="T3">EU</text:span><text:span text:style-name="T62"> </text:span><text:span text:style-name="T3">wet</text:span><text:span text:style-name="T98"> </text:span><text:span text:style-name="T3">EU</text:span><text:span text:style-name="T62"> </text:span><text:span text:style-name="T3">is</text:span><text:span text:style-name="T62"> </text:span><text:span text:style-name="T3">in</text:span><text:span text:style-name="T62"> </text:span><text:span text:style-name="T3">all</text:span><text:span text:style-name="T62"> </text:span><text:span text:style-name="T3">development</text:span><text:span text:style-name="T62"> </text:span><text:span text:style-name="T3">official</text:span><text:span text:style-name="T98"> </text:span><text:span text:style-name="T3">website</text:span><text:span text:style-name="T62"> </text:span><text:span text:style-name="T3">(</text:span><text:span text:style-name="T62"> </text:span><text:span text:style-name="T3">go</text:span><text:span text:style-name="T62"> </text:span><text:span text:style-name="T3">om</text:span><text:span text:style-name="T62"> </text:span><text:span text:style-name="T3">EUR-Lex</text:span><text:span text:style-name="T62"> </text:span><text:span text:style-name="T3">(</text:span><text:a xlink:type="simple" xlink:href="https://eur-lex.europa.eu/" text:style-name="ListLabel_20_193" text:visited-style-name="ListLabel_20_193"><text:span text:style-name="T142">european-union.europa.eu)</text:span></text:a><text:span text:style-name="T62">).</text:span></text:p>
      <text:p text:style-name="Standard"><text:span text:style-name="T3">EU open data</text:span></text:p>
      <text:p text:style-name="Standard"><text:span text:style-name="T3">De</text:span><text:span text:style-name="T98"> </text:span><text:span text:style-name="T3">can</text:span><text:span text:style-name="T98"> </text:span><text:a xlink:type="simple" xlink:href="https://data.europa.eu/en" text:style-name="ListLabel_20_193" text:visited-style-name="ListLabel_20_193"><text:span text:style-name="T142">data.europa.eu</text:span></text:a><text:span text:style-name="T146"> </text:span><text:span text:style-name="T3">biedt</text:span><text:span text:style-name="T98"> </text:span><text:span text:style-name="T3">about</text:span><text:span text:style-name="T98"> </text:span><text:span text:style-name="T3">om</text:span><text:span text:style-name="T98"> </text:span><text:span text:style-name="T3">openen</text:span><text:span text:style-name="T98"> </text:span><text:span text:style-name="T3">datasets</text:span><text:span text:style-name="T98"> </text:span><text:span text:style-name="T3">in</text:span><text:span text:style-name="T98"> </text:span><text:span text:style-name="T3">development</text:span><text:span text:style-name="T98"> </text:span><text:span text:style-name="T3">EU</text:span><text:span text:style-name="T98"> </text:span><text:span text:style-name="T3">instellingen,</text:span><text:span text:style-name="T98"> </text:span><text:span text:style-name="T3">organen</text:span><text:span text:style-name="T98"> </text:span><text:span text:style-name="T3">en</text:span><text:span text:style-name="T98"> </text:span><text:span text:style-name="T3">agentschappen.</text:span><text:span text:style-name="T98"> </text:span><text:span text:style-name="T3">Deze</text:span><text:span text:style-name="T98"> </text:span><text:span text:style-name="T3">be</text:span><text:span text:style-name="T98"> </text:span><text:span text:style-name="T3">worden</text:span><text:span text:style-name="T98"> </text:span><text:span text:style-name="T3">gedownload</text:span><text:span text:style-name="T98"> </text:span><text:span text:style-name="T3">en</text:span><text:span text:style-name="T98"> </text:span><text:span text:style-name="T3">hergebruikt</text:span><text:span text:style-name="T98"> </text:span><text:span text:style-name="T3">example,</text:span><text:span text:style-name="T98"> </text:span><text:span text:style-name="T3">gratis,</text:span><text:span text:style-name="T98"> </text:span><text:span text:style-name="T3">example,</text:span><text:span text:style-name="T98"> </text:span><text:span text:style-name="T3">).</text:span><text:span text:style-name="T98"> </text:span><text:span text:style-name="T3">commerciële en niet-commerciële doeleinden. Het portaal biedt ook toegang tot een schat aan datasets uit Europese landen.</text:span></text:p>
      <text:p text:style-name="P169"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2"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3</text:page-number></text:span></text:p>
        <text:p text:style-name="Footer"/>
      </style:footer>
    </style:master-page>
    <style:master-page style:name="Converted7" style:page-layout-name="Mpm3" draw:style-name="Mdp1">
      <style:header>
        <text:p text:style-name="MP1"><draw:custom-shape text:anchor-type="char" draw:z-index="23"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4</text:page-number></text:span></text:p>
        <text:p text:style-name="Footer"/>
      </style:footer>
    </style:master-page>
    <style:master-page style:name="Converted8" style:page-layout-name="Mpm4" draw:style-name="Mdp1">
      <style:header>
        <text:p text:style-name="MP1"><draw:custom-shape text:anchor-type="char" draw:z-index="25"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26"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6" draw:style-name="Mdp1">
      <style:header>
        <text:p text:style-name="MP1"><draw:custom-shape text:anchor-type="char" draw:z-index="28"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1" style:page-layout-name="Mpm3" draw:style-name="Mdp1">
      <style:header>
        <text:p text:style-name="MP1"><draw:custom-shape text:anchor-type="char" draw:z-index="2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2" style:page-layout-name="Mpm4" draw:style-name="Mdp1">
      <style:header>
        <text:p text:style-name="MP1"><draw:custom-shape text:anchor-type="char" draw:z-index="31"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3" draw:name="Textbox 521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3" style:page-layout-name="Mpm4" draw:style-name="Mdp1">
      <style:header>
        <text:p text:style-name="MP1"><draw:custom-shape text:anchor-type="char" draw:z-index="35"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4" style:page-layout-name="Mpm3" draw:style-name="Mdp1">
      <style:header>
        <text:p text:style-name="MP1"><draw:custom-shape text:anchor-type="char" draw:z-index="39"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5"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dc:creator>Gorissen, P.J.B. (Pierre)</dc:creator>
    <meta:editing-cycles>4</meta:editing-cycles>
    <meta:creation-date>2026-01-08T18:17:00</meta:creation-date>
    <dc:date>2026-01-08T21:33:00</dc:date>
    <meta:editing-duration>PT10M</meta:editing-duration>
    <meta:generator>LibreOffice/25.2.3.2$Windows_x86 LibreOffice_project/bbb074479178df812d175f709636b368952c2ce3</meta:generator>
    <meta:document-statistic meta:table-count="10" meta:image-count="1" meta:object-count="0" meta:page-count="39" meta:paragraph-count="596" meta:word-count="15573" meta:character-count="104182" meta:non-whitespace-character-count="89228"/>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